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f7b1" officeooo:paragraph-rsid="001bf7b1"/>
    </style:style>
    <style:style style:name="P2" style:family="paragraph" style:parent-style-name="Standard">
      <style:text-properties officeooo:rsid="001e64f5" officeooo:paragraph-rsid="001e64f5"/>
    </style:style>
    <style:style style:name="P3" style:family="paragraph" style:parent-style-name="Standard">
      <style:text-properties officeooo:rsid="001ec64b" officeooo:paragraph-rsid="001ec64b"/>
    </style:style>
    <style:style style:name="P4" style:family="paragraph" style:parent-style-name="Standard">
      <style:text-properties officeooo:rsid="001f82f3" officeooo:paragraph-rsid="001f82f3"/>
    </style:style>
    <style:style style:name="P5" style:family="paragraph" style:parent-style-name="Standard">
      <style:text-properties officeooo:rsid="001fdb8f" officeooo:paragraph-rsid="001fdb8f"/>
    </style:style>
    <style:style style:name="P6" style:family="paragraph" style:parent-style-name="Standard">
      <style:text-properties officeooo:rsid="00209e66" officeooo:paragraph-rsid="00209e66"/>
    </style:style>
    <style:style style:name="P7" style:family="paragraph" style:parent-style-name="Standard">
      <style:text-properties officeooo:rsid="0020b462" officeooo:paragraph-rsid="0020b462"/>
    </style:style>
    <style:style style:name="P8" style:family="paragraph" style:parent-style-name="Standard">
      <style:text-properties officeooo:rsid="00221864" officeooo:paragraph-rsid="00221864"/>
    </style:style>
    <style:style style:name="P9" style:family="paragraph" style:parent-style-name="Standard">
      <style:text-properties officeooo:rsid="0022969d" officeooo:paragraph-rsid="0022969d"/>
    </style:style>
    <style:style style:name="P10" style:family="paragraph" style:parent-style-name="Standard">
      <style:text-properties officeooo:rsid="00239239" officeooo:paragraph-rsid="00239239"/>
    </style:style>
    <style:style style:name="P11" style:family="paragraph" style:parent-style-name="Standard">
      <style:text-properties officeooo:rsid="00256f4c" officeooo:paragraph-rsid="00256f4c"/>
    </style:style>
    <style:style style:name="P12" style:family="paragraph" style:parent-style-name="Standard">
      <style:text-properties officeooo:rsid="00262673" officeooo:paragraph-rsid="00262673"/>
    </style:style>
    <style:style style:name="P13" style:family="paragraph" style:parent-style-name="Standard">
      <style:text-properties officeooo:rsid="0028a0a3" officeooo:paragraph-rsid="0028a0a3"/>
    </style:style>
    <style:style style:name="P14" style:family="paragraph" style:parent-style-name="Standard">
      <style:text-properties fo:color="#000000" loext:opacity="100%" style:font-name="Monospace" fo:font-size="10pt" officeooo:rsid="0028a0a3" officeooo:paragraph-rsid="0028a0a3" style:font-size-asian="10pt"/>
    </style:style>
    <style:style style:name="P15" style:family="paragraph" style:parent-style-name="Standard">
      <style:text-properties fo:color="#000000" loext:opacity="100%" style:font-name="Monospace" fo:font-size="10pt" officeooo:rsid="0029d317" officeooo:paragraph-rsid="0029d317" style:font-size-asian="10pt"/>
    </style:style>
    <style:style style:name="P16" style:family="paragraph" style:parent-style-name="Standard">
      <style:text-properties fo:color="#000000" loext:opacity="100%" style:font-name="Monospace" fo:font-size="10pt" officeooo:rsid="002d4fa0" officeooo:paragraph-rsid="002d4fa0" style:font-size-asian="10pt"/>
    </style:style>
    <style:style style:name="P17" style:family="paragraph" style:parent-style-name="Standard">
      <style:text-properties fo:color="#000000" loext:opacity="100%" style:font-name="Monospace" fo:font-size="10pt" officeooo:rsid="002deeee" officeooo:paragraph-rsid="002deeee" style:font-size-asian="10pt"/>
    </style:style>
    <style:style style:name="P18" style:family="paragraph" style:parent-style-name="Standard">
      <style:text-properties fo:color="#000000" loext:opacity="100%" style:font-name="Monospace" fo:font-size="10pt" officeooo:rsid="002e7700" officeooo:paragraph-rsid="002e7700" style:font-size-asian="10pt"/>
    </style:style>
    <style:style style:name="P19" style:family="paragraph" style:parent-style-name="Standard">
      <style:text-properties fo:color="#000000" loext:opacity="100%" style:font-name="Monospace" fo:font-size="10pt" officeooo:rsid="003338e4" officeooo:paragraph-rsid="003338e4" style:font-size-asian="10pt"/>
    </style:style>
    <style:style style:name="P20" style:family="paragraph" style:parent-style-name="Standard">
      <style:text-properties fo:color="#000000" loext:opacity="100%" style:font-name="Monospace" fo:font-size="10pt" officeooo:rsid="0035ee40" officeooo:paragraph-rsid="0035ee40" style:font-size-asian="10pt"/>
    </style:style>
    <style:style style:name="P21" style:family="paragraph" style:parent-style-name="Standard">
      <style:text-properties fo:color="#000000" loext:opacity="100%" style:font-name="Monospace" fo:font-size="10pt" officeooo:rsid="0038e57d" officeooo:paragraph-rsid="0038e57d" style:font-size-asian="10pt"/>
    </style:style>
    <style:style style:name="P22" style:family="paragraph" style:parent-style-name="Standard">
      <style:text-properties fo:color="#000000" loext:opacity="100%" style:font-name="Monospace" fo:font-size="10pt" officeooo:rsid="003a811a" officeooo:paragraph-rsid="003a811a" style:font-size-asian="10pt"/>
    </style:style>
    <style:style style:name="P23" style:family="paragraph" style:parent-style-name="Standard">
      <style:text-properties fo:color="#000000" loext:opacity="100%" style:font-name="Monospace" fo:font-size="10pt" officeooo:rsid="003bc8d0" officeooo:paragraph-rsid="003bc8d0" style:font-size-asian="10pt"/>
    </style:style>
    <style:style style:name="P24" style:family="paragraph" style:parent-style-name="Standard">
      <style:text-properties fo:color="#008080" loext:opacity="100%" style:font-name="Monospace" fo:font-size="10pt" officeooo:rsid="0029d317" officeooo:paragraph-rsid="0029d317" style:font-size-asian="10pt"/>
    </style:style>
    <style:style style:name="P25" style:family="paragraph" style:parent-style-name="Standard">
      <style:text-properties officeooo:rsid="008bb1c9" officeooo:paragraph-rsid="008bb1c9"/>
    </style:style>
    <style:style style:name="P26" style:family="paragraph" style:parent-style-name="Standard">
      <style:text-properties officeooo:rsid="008bed43" officeooo:paragraph-rsid="008bed43"/>
    </style:style>
    <style:style style:name="P27" style:family="paragraph" style:parent-style-name="Standard">
      <style:text-properties officeooo:rsid="00915e5d" officeooo:paragraph-rsid="00915e5d"/>
    </style:style>
    <style:style style:name="P28" style:family="paragraph" style:parent-style-name="Standard">
      <style:text-properties officeooo:rsid="00915e5d" officeooo:paragraph-rsid="009d3285"/>
    </style:style>
    <style:style style:name="P29" style:family="paragraph" style:parent-style-name="Standard">
      <style:text-properties officeooo:rsid="0097529b" officeooo:paragraph-rsid="0097529b"/>
    </style:style>
    <style:style style:name="P30" style:family="paragraph" style:parent-style-name="Standard">
      <style:text-properties officeooo:rsid="0097f692" officeooo:paragraph-rsid="0097f692"/>
    </style:style>
    <style:style style:name="P31" style:family="paragraph" style:parent-style-name="Standard">
      <style:text-properties officeooo:rsid="00991132" officeooo:paragraph-rsid="00991132"/>
    </style:style>
    <style:style style:name="P32" style:family="paragraph" style:parent-style-name="Standard">
      <style:text-properties officeooo:rsid="009a3f9e" officeooo:paragraph-rsid="009a3f9e"/>
    </style:style>
    <style:style style:name="P33" style:family="paragraph" style:parent-style-name="Standard">
      <style:text-properties officeooo:rsid="009b0985" officeooo:paragraph-rsid="009b0985"/>
    </style:style>
    <style:style style:name="P34" style:family="paragraph" style:parent-style-name="Standard">
      <style:text-properties officeooo:rsid="009c84e5" officeooo:paragraph-rsid="009c84e5"/>
    </style:style>
    <style:style style:name="P35" style:family="paragraph" style:parent-style-name="Standard">
      <style:text-properties officeooo:rsid="009d3285" officeooo:paragraph-rsid="009d3285"/>
    </style:style>
    <style:style style:name="P36" style:family="paragraph" style:parent-style-name="Standard">
      <style:text-properties officeooo:rsid="009d3285" officeooo:paragraph-rsid="009c84e5"/>
    </style:style>
    <style:style style:name="P37" style:family="paragraph" style:parent-style-name="Standard">
      <style:text-properties officeooo:rsid="00a19676" officeooo:paragraph-rsid="00a19676"/>
    </style:style>
    <style:style style:name="P38" style:family="paragraph" style:parent-style-name="Standard">
      <style:text-properties officeooo:rsid="00a2e767" officeooo:paragraph-rsid="00a2e767"/>
    </style:style>
    <style:style style:name="P39" style:family="paragraph" style:parent-style-name="Standard">
      <style:text-properties officeooo:rsid="00a924ef" officeooo:paragraph-rsid="00a924ef"/>
    </style:style>
    <style:style style:name="P40" style:family="paragraph" style:parent-style-name="Standard">
      <style:text-properties officeooo:rsid="00a94566" officeooo:paragraph-rsid="00a94566"/>
    </style:style>
    <style:style style:name="P41" style:family="paragraph" style:parent-style-name="Standard">
      <style:text-properties officeooo:rsid="00ab230e" officeooo:paragraph-rsid="00ab230e"/>
    </style:style>
    <style:style style:name="P42" style:family="paragraph" style:parent-style-name="Standard">
      <style:text-properties officeooo:rsid="00ac1b96" officeooo:paragraph-rsid="00ac1b96"/>
    </style:style>
    <style:style style:name="P43" style:family="paragraph" style:parent-style-name="Standard">
      <style:text-properties officeooo:rsid="00b018d5" officeooo:paragraph-rsid="00b018d5"/>
    </style:style>
    <style:style style:name="P44" style:family="paragraph" style:parent-style-name="Standard">
      <style:text-properties officeooo:rsid="00b51f78" officeooo:paragraph-rsid="00b51f78"/>
    </style:style>
    <style:style style:name="P45" style:family="paragraph" style:parent-style-name="Standard">
      <style:text-properties officeooo:rsid="00b5f302" officeooo:paragraph-rsid="00b5f302"/>
    </style:style>
    <style:style style:name="P46" style:family="paragraph" style:parent-style-name="Standard">
      <style:text-properties officeooo:rsid="00b9f122" officeooo:paragraph-rsid="00b9f122"/>
    </style:style>
    <style:style style:name="P47" style:family="paragraph" style:parent-style-name="Standard" style:list-style-name="L1">
      <style:text-properties officeooo:rsid="001bf7b1" officeooo:paragraph-rsid="001bf7b1"/>
    </style:style>
    <style:style style:name="P48" style:family="paragraph" style:parent-style-name="Standard" style:list-style-name="L2">
      <style:text-properties officeooo:rsid="001bf7b1" officeooo:paragraph-rsid="001bf7b1"/>
    </style:style>
    <style:style style:name="P49" style:family="paragraph" style:parent-style-name="Standard" style:list-style-name="L3">
      <style:text-properties officeooo:rsid="001e64f5" officeooo:paragraph-rsid="001e64f5"/>
    </style:style>
    <style:style style:name="P50" style:family="paragraph" style:parent-style-name="Standard" style:list-style-name="L4">
      <style:text-properties officeooo:rsid="001ec64b" officeooo:paragraph-rsid="001ec64b"/>
    </style:style>
    <style:style style:name="P51" style:family="paragraph" style:parent-style-name="Standard" style:list-style-name="L4">
      <style:text-properties officeooo:rsid="001f82f3" officeooo:paragraph-rsid="001f82f3"/>
    </style:style>
    <style:style style:name="P52" style:family="paragraph" style:parent-style-name="Standard" style:list-style-name="L5">
      <style:text-properties officeooo:rsid="001f82f3" officeooo:paragraph-rsid="001f82f3"/>
    </style:style>
    <style:style style:name="P53" style:family="paragraph" style:parent-style-name="Standard" style:list-style-name="L5">
      <style:text-properties officeooo:rsid="001fdb8f" officeooo:paragraph-rsid="001fdb8f"/>
    </style:style>
    <style:style style:name="P54" style:family="paragraph" style:parent-style-name="Standard" style:list-style-name="L5">
      <style:text-properties officeooo:rsid="001fdb8f" officeooo:paragraph-rsid="0020570d"/>
    </style:style>
    <style:style style:name="P55" style:family="paragraph" style:parent-style-name="Standard" style:list-style-name="L6">
      <style:text-properties officeooo:rsid="00256f4c" officeooo:paragraph-rsid="00256f4c"/>
    </style:style>
    <style:style style:name="P56" style:family="paragraph" style:parent-style-name="Standard" style:list-style-name="L7">
      <style:text-properties officeooo:rsid="0028a0a3" officeooo:paragraph-rsid="0028a0a3"/>
    </style:style>
    <style:style style:name="P57" style:family="paragraph" style:parent-style-name="Standard" style:list-style-name="L7">
      <style:paragraph-properties fo:margin-left="0cm" fo:margin-right="0cm" fo:text-align="start" style:justify-single-word="false" fo:text-indent="0cm" style:auto-text-indent="false"/>
      <style:text-properties fo:color="#000000" loext:opacity="100%"/>
    </style:style>
    <style:style style:name="P58" style:family="paragraph" style:parent-style-name="Standard" style:list-style-name="L7">
      <style:text-properties fo:color="#000000" loext:opacity="100%" style:font-name="Monospace" fo:font-size="10pt" officeooo:rsid="0028a0a3" officeooo:paragraph-rsid="0028a0a3" style:font-size-asian="10pt"/>
    </style:style>
    <style:style style:name="P59" style:family="paragraph" style:parent-style-name="Standard" style:list-style-name="L8">
      <style:text-properties fo:color="#000000" loext:opacity="100%" style:font-name="Monospace" fo:font-size="10pt" officeooo:rsid="0029d317" officeooo:paragraph-rsid="0029d317" style:font-size-asian="10pt"/>
    </style:style>
    <style:style style:name="P60" style:family="paragraph" style:parent-style-name="Standard" style:list-style-name="L8">
      <style:text-properties fo:color="#000000" loext:opacity="100%" style:font-name="Monospace" fo:font-size="10pt" officeooo:rsid="002cf9bd" officeooo:paragraph-rsid="002cf9bd" style:font-size-asian="10pt"/>
    </style:style>
    <style:style style:name="P61" style:family="paragraph" style:parent-style-name="Standard" style:list-style-name="L8">
      <style:text-properties fo:color="#000000" loext:opacity="100%" style:font-name="Monospace" fo:font-size="10pt" officeooo:rsid="002b23ba" officeooo:paragraph-rsid="002b23ba" style:font-size-asian="10pt"/>
    </style:style>
    <style:style style:name="P62" style:family="paragraph" style:parent-style-name="Standard" style:list-style-name="L8">
      <style:text-properties fo:color="#000000" loext:opacity="100%" style:font-name="Monospace" fo:font-size="10pt" officeooo:rsid="002d2376" officeooo:paragraph-rsid="002d2376" style:font-size-asian="10pt"/>
    </style:style>
    <style:style style:name="P63" style:family="paragraph" style:parent-style-name="Standard" style:list-style-name="L8">
      <style:text-properties fo:color="#000000" loext:opacity="100%" style:font-name="Monospace" fo:font-size="10pt" officeooo:rsid="002d4fa0" officeooo:paragraph-rsid="002d4fa0" style:font-size-asian="10pt"/>
    </style:style>
    <style:style style:name="P64" style:family="paragraph" style:parent-style-name="Standard" style:list-style-name="L9">
      <style:text-properties fo:color="#000000" loext:opacity="100%" style:font-name="Monospace" fo:font-size="10pt" officeooo:rsid="002deeee" officeooo:paragraph-rsid="002deeee" style:font-size-asian="10pt"/>
    </style:style>
    <style:style style:name="P65" style:family="paragraph" style:parent-style-name="Standard" style:list-style-name="L9">
      <style:text-properties fo:color="#000000" loext:opacity="100%" style:font-name="Monospace" fo:font-size="10pt" officeooo:rsid="002e7700" officeooo:paragraph-rsid="002e7700" style:font-size-asian="10pt"/>
    </style:style>
    <style:style style:name="P66" style:family="paragraph" style:parent-style-name="Standard" style:list-style-name="L10">
      <style:text-properties fo:color="#000000" loext:opacity="100%" style:font-name="Monospace" fo:font-size="10pt" officeooo:rsid="002e7700" officeooo:paragraph-rsid="002e7700" style:font-size-asian="10pt"/>
    </style:style>
    <style:style style:name="P67" style:family="paragraph" style:parent-style-name="Standard" style:list-style-name="L10">
      <style:text-properties fo:color="#000000" loext:opacity="100%" style:font-name="Monospace" fo:font-size="10pt" officeooo:rsid="002f545f" officeooo:paragraph-rsid="002f545f" style:font-size-asian="10pt"/>
    </style:style>
    <style:style style:name="P68" style:family="paragraph" style:parent-style-name="Standard" style:list-style-name="L10">
      <style:text-properties fo:color="#000000" loext:opacity="100%" style:font-name="Monospace" fo:font-size="10pt" officeooo:rsid="00301754" officeooo:paragraph-rsid="00301754" style:font-size-asian="10pt"/>
    </style:style>
    <style:style style:name="P69" style:family="paragraph" style:parent-style-name="Standard" style:list-style-name="L10">
      <style:text-properties fo:color="#000000" loext:opacity="100%" style:font-name="Monospace" fo:font-size="10pt" officeooo:rsid="00313a7d" officeooo:paragraph-rsid="00313a7d" style:font-size-asian="10pt"/>
    </style:style>
    <style:style style:name="P70" style:family="paragraph" style:parent-style-name="Standard" style:list-style-name="L10">
      <style:text-properties fo:color="#000000" loext:opacity="100%" style:font-name="Monospace" fo:font-size="10pt" officeooo:rsid="003338e4" officeooo:paragraph-rsid="003338e4" style:font-size-asian="10pt"/>
    </style:style>
    <style:style style:name="P71" style:family="paragraph" style:parent-style-name="Standard" style:list-style-name="L11">
      <style:text-properties fo:color="#000000" loext:opacity="100%" style:font-name="Monospace" fo:font-size="10pt" officeooo:rsid="003338e4" officeooo:paragraph-rsid="003338e4" style:font-size-asian="10pt"/>
    </style:style>
    <style:style style:name="P72" style:family="paragraph" style:parent-style-name="Standard" style:list-style-name="L11">
      <style:text-properties fo:color="#000000" loext:opacity="100%" style:font-name="Monospace" fo:font-size="10pt" officeooo:rsid="00340db1" officeooo:paragraph-rsid="00340db1" style:font-size-asian="10pt"/>
    </style:style>
    <style:style style:name="P73" style:family="paragraph" style:parent-style-name="Standard" style:list-style-name="L12">
      <style:text-properties fo:color="#000000" loext:opacity="100%" style:font-name="Monospace" fo:font-size="10pt" officeooo:rsid="0035ee40" officeooo:paragraph-rsid="0035ee40" style:font-size-asian="10pt"/>
    </style:style>
    <style:style style:name="P74" style:family="paragraph" style:parent-style-name="Standard" style:list-style-name="L12">
      <style:text-properties fo:color="#000000" loext:opacity="100%" style:font-name="Monospace" fo:font-size="10pt" officeooo:rsid="0036d928" officeooo:paragraph-rsid="0036d928" style:font-size-asian="10pt"/>
    </style:style>
    <style:style style:name="P75" style:family="paragraph" style:parent-style-name="Standard" style:list-style-name="L12">
      <style:text-properties fo:color="#000000" loext:opacity="100%" style:font-name="Monospace" fo:font-size="10pt" officeooo:rsid="00385e98" officeooo:paragraph-rsid="00385e98" style:font-size-asian="10pt"/>
    </style:style>
    <style:style style:name="P76" style:family="paragraph" style:parent-style-name="Standard" style:list-style-name="L13">
      <style:text-properties fo:color="#000000" loext:opacity="100%" style:font-name="Monospace" fo:font-size="10pt" officeooo:rsid="0038e57d" officeooo:paragraph-rsid="0038e57d" style:font-size-asian="10pt"/>
    </style:style>
    <style:style style:name="P77" style:family="paragraph" style:parent-style-name="Standard" style:list-style-name="L14">
      <style:text-properties fo:color="#000000" loext:opacity="100%" style:font-name="Monospace" fo:font-size="10pt" officeooo:rsid="003a811a" officeooo:paragraph-rsid="003a811a" style:font-size-asian="10pt"/>
    </style:style>
    <style:style style:name="P78" style:family="paragraph" style:parent-style-name="Standard" style:list-style-name="L15">
      <style:text-properties fo:color="#000000" loext:opacity="100%" style:font-name="Monospace" fo:font-size="10pt" officeooo:rsid="003c44ae" officeooo:paragraph-rsid="003c44ae" style:font-size-asian="10pt"/>
    </style:style>
    <style:style style:name="P79" style:family="paragraph" style:parent-style-name="Standard" style:list-style-name="L8">
      <style:text-properties fo:color="#000000" loext:opacity="100%" officeooo:rsid="0029d317" officeooo:paragraph-rsid="0029d317"/>
    </style:style>
    <style:style style:name="P80" style:family="paragraph" style:parent-style-name="Standard" style:list-style-name="L8">
      <style:text-properties fo:color="#000000" loext:opacity="100%" officeooo:rsid="002b23ba" officeooo:paragraph-rsid="002b23ba"/>
    </style:style>
    <style:style style:name="P81" style:family="paragraph" style:parent-style-name="Standard" style:list-style-name="L16"/>
    <style:style style:name="P82" style:family="paragraph" style:parent-style-name="Standard" style:list-style-name="L17"/>
    <style:style style:name="P83" style:family="paragraph" style:parent-style-name="Standard" style:list-style-name="L18"/>
    <style:style style:name="P84" style:family="paragraph" style:parent-style-name="Standard" style:list-style-name="L19"/>
    <style:style style:name="P85" style:family="paragraph" style:parent-style-name="Standard" style:list-style-name="L20"/>
    <style:style style:name="P86" style:family="paragraph" style:parent-style-name="Standard" style:list-style-name="L21"/>
    <style:style style:name="P87" style:family="paragraph" style:parent-style-name="Standard" style:list-style-name="L22"/>
    <style:style style:name="P88" style:family="paragraph" style:parent-style-name="Standard" style:list-style-name="L23"/>
    <style:style style:name="P89" style:family="paragraph" style:parent-style-name="Standard" style:list-style-name="L24"/>
    <style:style style:name="P90" style:family="paragraph" style:parent-style-name="Standard" style:list-style-name="L25"/>
    <style:style style:name="P91" style:family="paragraph" style:parent-style-name="Standard" style:list-style-name="L26"/>
    <style:style style:name="P92" style:family="paragraph" style:parent-style-name="Standard" style:list-style-name="L27"/>
    <style:style style:name="P93" style:family="paragraph" style:parent-style-name="Standard" style:list-style-name="L28"/>
    <style:style style:name="P94" style:family="paragraph" style:parent-style-name="Standard" style:list-style-name="L29"/>
    <style:style style:name="P95" style:family="paragraph" style:parent-style-name="Standard" style:list-style-name="L30"/>
    <style:style style:name="P96" style:family="paragraph" style:parent-style-name="Standard" style:list-style-name="L31"/>
    <style:style style:name="P97" style:family="paragraph" style:parent-style-name="Standard" style:list-style-name="L32"/>
    <style:style style:name="P98" style:family="paragraph" style:parent-style-name="Standard" style:list-style-name="L33"/>
    <style:style style:name="P99" style:family="paragraph" style:parent-style-name="Standard" style:list-style-name="L34"/>
    <style:style style:name="P100" style:family="paragraph" style:parent-style-name="Standard" style:list-style-name="L35"/>
    <style:style style:name="P101" style:family="paragraph" style:parent-style-name="Standard" style:list-style-name="L36"/>
    <style:style style:name="P102" style:family="paragraph" style:parent-style-name="Standard" style:list-style-name="L37"/>
    <style:style style:name="P103" style:family="paragraph" style:parent-style-name="Standard" style:list-style-name="L38"/>
    <style:style style:name="P104" style:family="paragraph" style:parent-style-name="Standard" style:list-style-name="L39"/>
    <style:style style:name="P105" style:family="paragraph" style:parent-style-name="Standard" style:list-style-name="L40"/>
    <style:style style:name="P106" style:family="paragraph" style:parent-style-name="Standard" style:list-style-name="L41"/>
    <style:style style:name="P107" style:family="paragraph" style:parent-style-name="Standard" style:list-style-name="L42">
      <style:text-properties officeooo:rsid="0088ad03" officeooo:paragraph-rsid="0088ad03"/>
    </style:style>
    <style:style style:name="P108" style:family="paragraph" style:parent-style-name="Standard" style:list-style-name="L43">
      <style:text-properties officeooo:rsid="008bb1c9" officeooo:paragraph-rsid="008bb1c9"/>
    </style:style>
    <style:style style:name="P109" style:family="paragraph" style:parent-style-name="Standard" style:list-style-name="L44">
      <style:text-properties officeooo:rsid="008bed43" officeooo:paragraph-rsid="008bed43"/>
    </style:style>
    <style:style style:name="P110" style:family="paragraph" style:parent-style-name="Standard" style:list-style-name="L44">
      <style:text-properties officeooo:rsid="008d8fc2" officeooo:paragraph-rsid="008d8fc2"/>
    </style:style>
    <style:style style:name="P111" style:family="paragraph" style:parent-style-name="Standard" style:list-style-name="L44">
      <style:text-properties officeooo:rsid="008ec648" officeooo:paragraph-rsid="008ec648"/>
    </style:style>
    <style:style style:name="P112" style:family="paragraph" style:parent-style-name="Standard" style:list-style-name="L44">
      <style:text-properties officeooo:rsid="009060e9" officeooo:paragraph-rsid="009060e9"/>
    </style:style>
    <style:style style:name="P113" style:family="paragraph" style:parent-style-name="Standard" style:list-style-name="L45">
      <style:text-properties officeooo:rsid="00915e5d" officeooo:paragraph-rsid="00915e5d"/>
    </style:style>
    <style:style style:name="P114" style:family="paragraph" style:parent-style-name="Standard" style:list-style-name="L46">
      <style:text-properties officeooo:rsid="0097529b" officeooo:paragraph-rsid="0097529b"/>
    </style:style>
    <style:style style:name="P115" style:family="paragraph" style:parent-style-name="Standard" style:list-style-name="L46">
      <style:text-properties officeooo:rsid="0097f692" officeooo:paragraph-rsid="0097f692"/>
    </style:style>
    <style:style style:name="P116" style:family="paragraph" style:parent-style-name="Standard" style:list-style-name="L47">
      <style:text-properties officeooo:rsid="0097f692" officeooo:paragraph-rsid="0097f692"/>
    </style:style>
    <style:style style:name="P117" style:family="paragraph" style:parent-style-name="Standard" style:list-style-name="L47">
      <style:text-properties officeooo:rsid="00995235" officeooo:paragraph-rsid="00995235"/>
    </style:style>
    <style:style style:name="P118" style:family="paragraph" style:parent-style-name="Standard" style:list-style-name="L47">
      <style:text-properties officeooo:rsid="00991132" officeooo:paragraph-rsid="00991132"/>
    </style:style>
    <style:style style:name="P119" style:family="paragraph" style:parent-style-name="Standard" style:list-style-name="L48">
      <style:text-properties officeooo:rsid="009a3f9e" officeooo:paragraph-rsid="009a3f9e"/>
    </style:style>
    <style:style style:name="P120" style:family="paragraph" style:parent-style-name="Standard" style:list-style-name="L48">
      <style:text-properties officeooo:rsid="009b0985" officeooo:paragraph-rsid="009b0985"/>
    </style:style>
    <style:style style:name="P121" style:family="paragraph" style:parent-style-name="Standard" style:list-style-name="L49">
      <style:text-properties officeooo:rsid="009c84e5" officeooo:paragraph-rsid="009c84e5"/>
    </style:style>
    <style:style style:name="P122" style:family="paragraph" style:parent-style-name="Standard" style:list-style-name="L50">
      <style:text-properties officeooo:rsid="009d3285" officeooo:paragraph-rsid="009d3285"/>
    </style:style>
    <style:style style:name="P123" style:family="paragraph" style:parent-style-name="Standard" style:list-style-name="L51">
      <style:text-properties officeooo:rsid="00a19676" officeooo:paragraph-rsid="00a19676"/>
    </style:style>
    <style:style style:name="P124" style:family="paragraph" style:parent-style-name="Standard" style:list-style-name="L51">
      <style:text-properties officeooo:rsid="00a1ae07" officeooo:paragraph-rsid="00a1ae07"/>
    </style:style>
    <style:style style:name="P125" style:family="paragraph" style:parent-style-name="Standard" style:list-style-name="L51">
      <style:text-properties officeooo:rsid="00a2e767" officeooo:paragraph-rsid="00a2e767"/>
    </style:style>
    <style:style style:name="P126" style:family="paragraph" style:parent-style-name="Standard" style:list-style-name="L51">
      <style:text-properties officeooo:rsid="00a924ef" officeooo:paragraph-rsid="00a924ef"/>
    </style:style>
    <style:style style:name="P127" style:family="paragraph" style:parent-style-name="Standard" style:list-style-name="L52">
      <style:text-properties officeooo:rsid="00a94566" officeooo:paragraph-rsid="00a94566"/>
    </style:style>
    <style:style style:name="P128" style:family="paragraph" style:parent-style-name="Standard" style:list-style-name="L52">
      <style:text-properties officeooo:rsid="00aacaeb" officeooo:paragraph-rsid="00aacaeb"/>
    </style:style>
    <style:style style:name="P129" style:family="paragraph" style:parent-style-name="Standard" style:list-style-name="L53">
      <style:text-properties officeooo:rsid="00ab230e" officeooo:paragraph-rsid="00ab230e"/>
    </style:style>
    <style:style style:name="P130" style:family="paragraph" style:parent-style-name="Standard" style:list-style-name="L54">
      <style:text-properties officeooo:rsid="00ac1b96" officeooo:paragraph-rsid="00ac1b96"/>
    </style:style>
    <style:style style:name="P131" style:family="paragraph" style:parent-style-name="Standard" style:list-style-name="L54">
      <style:text-properties officeooo:rsid="00adc7a6" officeooo:paragraph-rsid="00adc7a6"/>
    </style:style>
    <style:style style:name="P132" style:family="paragraph" style:parent-style-name="Standard" style:list-style-name="L55">
      <style:text-properties officeooo:rsid="00b018d5" officeooo:paragraph-rsid="00b018d5"/>
    </style:style>
    <style:style style:name="P133" style:family="paragraph" style:parent-style-name="Standard" style:list-style-name="L55">
      <style:text-properties officeooo:rsid="00b0fa80" officeooo:paragraph-rsid="00b0fa80"/>
    </style:style>
    <style:style style:name="P134" style:family="paragraph" style:parent-style-name="Standard" style:list-style-name="L55">
      <style:text-properties officeooo:rsid="00b1d66e" officeooo:paragraph-rsid="00b1d66e"/>
    </style:style>
    <style:style style:name="P135" style:family="paragraph" style:parent-style-name="Standard" style:list-style-name="L55">
      <style:text-properties officeooo:rsid="00b51f78" officeooo:paragraph-rsid="00b51f78"/>
    </style:style>
    <style:style style:name="P136" style:family="paragraph" style:parent-style-name="Standard" style:list-style-name="L56">
      <style:text-properties officeooo:rsid="00b7c856" officeooo:paragraph-rsid="00b7c856"/>
    </style:style>
    <style:style style:name="P137" style:family="paragraph" style:parent-style-name="Standard" style:list-style-name="L56">
      <style:text-properties officeooo:rsid="00b9b7ff" officeooo:paragraph-rsid="00b9b7ff"/>
    </style:style>
    <style:style style:name="P138" style:family="paragraph" style:parent-style-name="Standard" style:list-style-name="L57">
      <style:text-properties officeooo:rsid="00b9f122" officeooo:paragraph-rsid="00b9f122"/>
    </style:style>
    <style:style style:name="P139" style:family="paragraph" style:parent-style-name="Standard" style:list-style-name="L57">
      <style:text-properties officeooo:rsid="00bb8c6c" officeooo:paragraph-rsid="00bb8c6c"/>
    </style:style>
    <style:style style:name="P140" style:family="paragraph" style:parent-style-name="Standard">
      <style:text-properties officeooo:rsid="00bb8c6c" officeooo:paragraph-rsid="00bb8c6c"/>
    </style:style>
    <style:style style:name="P141" style:family="paragraph" style:parent-style-name="Standard" style:list-style-name="L58">
      <style:text-properties officeooo:rsid="00bb8c6c" officeooo:paragraph-rsid="00bb8c6c"/>
    </style:style>
    <style:style style:name="P142" style:family="paragraph" style:parent-style-name="Standard" style:list-style-name="L58">
      <style:text-properties officeooo:rsid="00bd544b" officeooo:paragraph-rsid="00bd544b"/>
    </style:style>
    <style:style style:name="P143" style:family="paragraph" style:parent-style-name="Standard" style:list-style-name="L58">
      <style:text-properties officeooo:rsid="00bdb942" officeooo:paragraph-rsid="00bdb942"/>
    </style:style>
    <style:style style:name="P144" style:family="paragraph" style:parent-style-name="Standard">
      <style:text-properties officeooo:rsid="00c0d906" officeooo:paragraph-rsid="00c0d906"/>
    </style:style>
    <style:style style:name="P145" style:family="paragraph" style:parent-style-name="Standard" style:list-style-name="L59">
      <style:text-properties officeooo:rsid="00c0d906" officeooo:paragraph-rsid="00c0d906"/>
    </style:style>
    <style:style style:name="P146" style:family="paragraph" style:parent-style-name="Standard" style:list-style-name="L59">
      <style:text-properties officeooo:rsid="00c1f219" officeooo:paragraph-rsid="00c1f219"/>
    </style:style>
    <style:style style:name="P147" style:family="paragraph" style:parent-style-name="Standard" style:list-style-name="L59">
      <style:text-properties officeooo:rsid="00c2c838" officeooo:paragraph-rsid="00c2c838"/>
    </style:style>
    <style:style style:name="T1" style:family="text">
      <style:text-properties officeooo:rsid="0020570d"/>
    </style:style>
    <style:style style:name="T2" style:family="text">
      <style:text-properties style:font-name="Monospace" fo:font-size="10pt" style:font-size-asian="10pt"/>
    </style:style>
    <style:style style:name="T3" style:family="text">
      <style:text-properties style:font-name="Monospace" fo:font-size="10pt" officeooo:rsid="002a0dcd" style:font-size-asian="10pt"/>
    </style:style>
    <style:style style:name="T4" style:family="text">
      <style:text-properties style:font-name="Monospace" fo:font-size="10pt" officeooo:rsid="002d2376" style:font-size-asian="10pt"/>
    </style:style>
    <style:style style:name="T5" style:family="text">
      <style:text-properties style:font-name="Monospace" fo:font-size="10pt" fo:font-style="italic" style:font-size-asian="10pt" style:font-style-asian="italic"/>
    </style:style>
    <style:style style:name="T6" style:family="text">
      <style:text-properties officeooo:rsid="00385e98"/>
    </style:style>
    <style:style style:name="T7" style:family="text">
      <style:text-properties officeooo:rsid="003a811a"/>
    </style:style>
    <style:style style:name="T8" style:family="text">
      <style:text-properties officeooo:rsid="003c4de0"/>
    </style:style>
    <style:style style:name="T9" style:family="text">
      <style:text-properties officeooo:rsid="008c6a90"/>
    </style:style>
    <style:style style:name="T10" style:family="text">
      <style:text-properties officeooo:rsid="00933d59"/>
    </style:style>
    <style:style style:name="T11" style:family="text">
      <style:text-properties officeooo:rsid="0094a1ac"/>
    </style:style>
    <style:style style:name="T12" style:family="text">
      <style:text-properties officeooo:rsid="00b1d66e"/>
    </style:style>
    <style:style style:name="T13" style:family="text">
      <style:text-properties officeooo:rsid="00bd544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is Java Bean?</text:p>
      <text:list xml:id="list2556748423" text:style-name="L1">
        <text:list-item>
          <text:p text:style-name="P47">Any java class which follows beans specificiation rules is called as Java beans</text:p>
        </text:list-item>
        <text:list-item>
          <text:p text:style-name="P47">class shuld be implemente serializable interface </text:p>
        </text:list-item>
        <text:list-item>
          <text:p text:style-name="P47">class should have private data members(variable)</text:p>
        </text:list-item>
        <text:list-item>
          <text:p text:style-name="P47">every private variable should have public setter &amp; getter methodologies</text:p>
        </text:list-item>
        <text:list-item>
          <text:p text:style-name="P47">class should have zero parameter constructor</text:p>
        </text:list-item>
        <text:list-item>
          <text:p text:style-name="P47">Note: bean classes are used to write business logic and to store and retrieve data.</text:p>
        </text:list-item>
      </text:list>
      <text:p text:style-name="P1">What is component?</text:p>
      <text:list xml:id="list740437448" text:style-name="L2">
        <text:list-item>
          <text:p text:style-name="P48">Java class which contains bussiness logic is called as component class</text:p>
        </text:list-item>
        <text:list-item>
          <text:p text:style-name="P48">Ex: Component,service,DAO classes</text:p>
        </text:list-item>
        <text:list-item>
          <text:p text:style-name="P48">controller classes will have logic to deal with request and response</text:p>
        </text:list-item>
        <text:list-item>
          <text:p text:style-name="P48">service classes will have business logic of our projects</text:p>
        </text:list-item>
        <text:list-item>
          <text:p text:style-name="P48">Ex: Generate OTP,Send OTP,Send Email, Encrypt, Decrypt PWD etc</text:p>
        </text:list-item>
        <text:list-item>
          <text:p text:style-name="P48">DAO classes will contatin the logic to communicate with database.</text:p>
        </text:list-item>
      </text:list>
      <text:p text:style-name="P2">Field Injection?</text:p>
      <text:list xml:id="list3265023051" text:style-name="L3">
        <text:list-item>
          <text:p text:style-name="P49">Field injection means, injecting depending object into target class using target class variable is called as field injection.</text:p>
        </text:list-item>
      </text:list>
      <text:p text:style-name="P3">IOC Container?</text:p>
      <text:list xml:id="list336122522" text:style-name="L4">
        <text:list-item>
          <text:p text:style-name="P50">Ioc stands for inversion of <text:s/>control</text:p>
        </text:list-item>
        <text:list-item>
          <text:p text:style-name="P50">ioc is responsible for dependency injection in spring application </text:p>
        </text:list-item>
        <text:list-item>
          <text:p text:style-name="P51">dependency injection means creating and injecting dependent bean object into target bean classes</text:p>
        </text:list-item>
        <text:list-item>
          <text:p text:style-name="P51">Note: IOC container will manage life cycle of spring beans</text:p>
        </text:list-item>
      </text:list>
      <text:p text:style-name="P4">What is Spring bean?</text:p>
      <text:list xml:id="list181028858" text:style-name="L5">
        <text:list-item>
          <text:p text:style-name="P52">Any java class whose lifecycle (creation to destruction) is managed by IOC is called as Spring bean.</text:p>
        </text:list-item>
        <text:list-item>
          <text:p text:style-name="P53">We can represent java class as spring bean in 2 ways</text:p>
        </text:list-item>
        <text:list-item>
          <text:p text:style-name="P54">xml approach <text:s text:c="2"/><text:span text:style-name="T1">EX:&lt;bean id=”id1” class=”pkg.className”/&gt;</text:span></text:p>
        </text:list-item>
        <text:list-item>
          <text:p text:style-name="P54">, annotation approach <text:s/><text:span text:style-name="T1">Ex: @Component ,@service, @Repository etc.</text:span></text:p>
        </text:list-item>
      </text:list>
      <text:p text:style-name="P6">Note :in spring we can use both XML and annotation approaches.spring boot will support only annotation (no xml)</text:p>
      <text:p text:style-name="P5">How to start IOC in spring?</text:p>
      <text:p text:style-name="P5">1.bean factory</text:p>
      <text:p text:style-name="P5">2.applicationContext</text:p>
      <text:p text:style-name="P5"/>
      <text:p text:style-name="P7">EX: ApplicationContext context=new ClassPathXmlApplicationContext(String configFile);</text:p>
      <text:p text:style-name="P7">Note:Bean Configuration file contains Bean Defintions</text:p>
      <text:p text:style-name="P8">(target class,dependent class,Dependence injection type)</text:p>
      <text:p text:style-name="P8"/>
      <text:p text:style-name="P9">Note:When IOC contatiner started it will read bean defintions from Bean configuration file and it will perform dependency injection.</text:p>
      <text:p text:style-name="P9"/>
      <text:p text:style-name="P10">Different Between BeanFactory &amp; ApplicationContext</text:p>
      <text:p text:style-name="P10">BeanFactory interface having-XmlBeanFactory as implementation class</text:p>
      <text:p text:style-name="P10">ApplicationContext inteface having-clasPathXmlApplicationContext as implement.</text:p>
      <text:p text:style-name="P10"/>
      <text:list xml:id="list438064825" text:style-name="L6">
        <text:list-item>
          <text:p text:style-name="P55">BeanFactory will follow lazy loading concept that means when we request then only it will create bean object.</text:p>
        </text:list-item>
        <text:list-item>
          <text:p text:style-name="P55">Application context <text:s/>will follow eager Loading for singleton beans.for prototype beans it will also follow lazy loading </text:p>
        </text:list-item>
        <text:list-item>
          <text:p text:style-name="P55">Note:spring bean default scope is singleton</text:p>
        </text:list-item>
      </text:list>
      <text:p text:style-name="P11"/>
      <text:p text:style-name="P12"><text:soft-page-break/>Eager Loading means creating objects for spring beans when IOC starts</text:p>
      <text:p text:style-name="P12">Laxy Loading creating <text:s/>objects for spring beans when we call getBean() method.</text:p>
      <text:p text:style-name="P12"/>
      <text:p text:style-name="P13">How to differnentiate Setter injection &amp; Construction injection in Bean Config File?</text:p>
      <text:list xml:id="list646131626" text:style-name="L7">
        <text:list-item>
          <text:p text:style-name="P56">&lt;property/&gt; tag represents setter injection</text:p>
        </text:list-item>
        <text:list-item>
          <text:p text:style-name="P56">&lt;constructor-args/&gt;tag represents constructor injection</text:p>
        </text:list-item>
        <text:list-item>
          <text:p text:style-name="P56"/>
        </text:list-item>
        <text:list-item>
          <text:p text:style-name="P57"><text:span text:style-name="T2"><text:tab/><text:tab/>&lt;bean id=</text:span><text:span text:style-name="T5">"petrolEng"</text:span><text:span text:style-name="T2"> class=</text:span><text:span text:style-name="T5">"PetrolEngine"</text:span><text:span text:style-name="T2">/&gt;</text:span></text:p>
        </text:list-item>
        <text:list-item>
          <text:p text:style-name="P57"><text:span text:style-name="T2"><text:tab/><text:tab/><text:tab/><text:tab/>&lt;bean id=</text:span><text:span text:style-name="T5">"dieselEngine"</text:span><text:span text:style-name="T2"> class=</text:span><text:span text:style-name="T5">"DieselEngine"</text:span><text:span text:style-name="T2">/&gt;</text:span></text:p>
        </text:list-item>
        <text:list-item>
          <text:p text:style-name="P57"><text:span text:style-name="T2"><text:tab/><text:tab/>&lt;bean id=</text:span><text:span text:style-name="T5">"car"</text:span><text:span text:style-name="T2"> class=</text:span><text:span text:style-name="T5">"Car"</text:span><text:span text:style-name="T2">&gt;</text:span></text:p>
        </text:list-item>
        <text:list-item>
          <text:p text:style-name="P57"><text:span text:style-name="T2"><text:tab/><text:tab/>&lt;property name=</text:span><text:span text:style-name="T5">"eng"</text:span><text:span text:style-name="T2"> ref=</text:span><text:span text:style-name="T5">"petrolEng"</text:span><text:span text:style-name="T2">&gt;&lt;/property&gt;</text:span></text:p>
        </text:list-item>
        <text:list-item>
          <text:p text:style-name="P58"><text:tab/><text:tab/>&lt;/bean&gt;</text:p>
        </text:list-item>
        <text:list-item>
          <text:p text:style-name="P58">when we perform both SI &amp;CI <text:s/>then SI will override CI Value.</text:p>
        </text:list-item>
      </text:list>
      <text:p text:style-name="P14"/>
      <text:p text:style-name="P15">Bean Scope</text:p>
      <text:list xml:id="list2184382936" text:style-name="L8">
        <text:list-item>
          <text:p text:style-name="P59">scope represents how many object should be created for a spring bean.</text:p>
        </text:list-item>
        <text:list-item>
          <text:p text:style-name="P59">In spring framework we have below scopes</text:p>
        </text:list-item>
        <text:list-item>
          <text:p text:style-name="P59">1.singleton-- defult scope</text:p>
        </text:list-item>
        <text:list-item>
          <text:p text:style-name="P59">2.prototye</text:p>
        </text:list-item>
        <text:list-item>
          <text:p text:style-name="P79"><text:span text:style-name="T2">3.reques</text:span><text:span text:style-name="T3">t</text:span></text:p>
        </text:list-item>
        <text:list-item>
          <text:p text:style-name="P80"><text:span text:style-name="T3">4.</text:span><text:span text:style-name="T2">session</text:span></text:p>
        </text:list-item>
        <text:list-item>
          <text:p text:style-name="P60">to represent bean scope we will use “Scope” attribute</text:p>
        </text:list-item>
        <text:list-item>
          <text:p text:style-name="P60">&lt;bean id=”id” class=”pkg.className” scope=”singleton|prototype|request|session”/&gt;</text:p>
        </text:list-item>
        <text:list-item>
          <text:p text:style-name="P61">singleton scope means only one object will be created for the class in IOC container.</text:p>
        </text:list-item>
        <text:list-item>
          <text:p text:style-name="P80"><text:span text:style-name="T2">Prototypes scope means every time new object will be created</text:span><text:span text:style-name="T4"> for class in IOC classes.</text:span></text:p>
        </text:list-item>
        <text:list-item>
          <text:p text:style-name="P62">Prototype scope means every time <text:s/>new object will be created.</text:p>
        </text:list-item>
        <text:list-item>
          <text:p text:style-name="P63">Note:request &amp; session scope are related to webMVC Module.</text:p>
        </text:list-item>
      </text:list>
      <text:p text:style-name="P16"/>
      <text:p text:style-name="P17">Why Spring bean is by default singleton?</text:p>
      <text:list xml:id="list3388052947" text:style-name="L9">
        <text:list-item>
          <text:p text:style-name="P64">To save memory of JVM spring team made singleton as default scope for the spring beans</text:p>
        </text:list-item>
        <text:list-item>
          <text:p text:style-name="P65">Ex:RestController,controllers, services and DAOs will be considered as singleton in the project.</text:p>
        </text:list-item>
      </text:list>
      <text:p text:style-name="P18"/>
      <text:p text:style-name="P18">Autowiring:</text:p>
      <text:list xml:id="list3820877921" text:style-name="L10">
        <text:list-item>
          <text:p text:style-name="P66">we can inject dependent bean into target in 2 ways.</text:p>
        </text:list-item>
        <text:list-item>
          <text:p text:style-name="P66">1. manually</text:p>
        </text:list-item>
        <text:list-item>
          <text:p text:style-name="P66">2. autowiring</text:p>
        </text:list-item>
        <text:list-item>
          <text:p text:style-name="P66">manual wiring means programmer will inject dpendent object into target object using &lt;property/&gt; tag or&lt;constructor-arg/&gt;</text:p>
        </text:list-item>
        <text:list-item>
          <text:p text:style-name="P67">Autowiring means IOC Container will identify dependent and will inject into target object (we no need to use any ref attribute).</text:p>
        </text:list-item>
        <text:list-item>
          <text:p text:style-name="P68">Autowring will work based on below modes</text:p>
        </text:list-item>
        <text:list-item>
          <text:p text:style-name="P68">1.byName</text:p>
        </text:list-item>
        <text:list-item>
          <text:p text:style-name="P68">2.byType</text:p>
        </text:list-item>
        <text:list-item>
          <text:p text:style-name="P68">3.constructor</text:p>
        </text:list-item>
        <text:list-item>
          <text:p text:style-name="P68">4.no</text:p>
        </text:list-item>
        <text:list-item>
          <text:p text:style-name="P69">Note:Autowring will not work bydefault,we have to enable autowiring on target bean like below.</text:p>
        </text:list-item>
        <text:list-item>
          <text:p text:style-name="P69"><text:s/>&lt;bean id=”id” class=”pkg.Classname” auto-wire=<text:tab/>“byName|byType|constructor|no”&gt;</text:p>
        </text:list-item>
        <text:list-item>
          <text:p text:style-name="P70">Note:in the above example Car class variable name is matched with ‘DieselIEEngine’ bean id hence DieselIEEnigine obj will be injected into Car.</text:p>
        </text:list-item>
      </text:list>
      <text:p text:style-name="P19">ByType</text:p>
      <text:list xml:id="list1357832278" text:style-name="L11">
        <text:list-item>
          <text:p text:style-name="P71">byType means IOC will identity dependent bean object based on data type of the variable in target class.</text:p>
        </text:list-item>
        <text:list-item>
          <text:p text:style-name="P72">Private Iengine rng;=&gt;data type of eng is Iengine which is interface</text:p>
        </text:list-item>
        <text:list-item>
          <text:p text:style-name="P72"><text:soft-page-break/>if one interface having 2 implementations <text:s/>then there is chance of getting ambiguity problem. To overcome that we need to use ‘autowired-candidate’ attribute.</text:p>
        </text:list-item>
        <text:list-item>
          <text:p text:style-name="P72">autowire-candicate=false; -&gt; not eligible for autowire</text:p>
        </text:list-item>
        <text:list-item>
          <text:p text:style-name="P72">autowire-candidate=true; -&gt; eligible for autowire</text:p>
        </text:list-item>
      </text:list>
      <text:p text:style-name="P20">Spring Beans Life Cycle</text:p>
      <text:list xml:id="list2893636876" text:style-name="L12">
        <text:list-item>
          <text:p text:style-name="P73">life cycle means starting to ending or birth to death</text:p>
        </text:list-item>
        <text:list-item>
          <text:p text:style-name="P73">1.Thread life cycle</text:p>
        </text:list-item>
        <text:list-item>
          <text:p text:style-name="P73">2.servlet life cycle</text:p>
        </text:list-item>
        <text:list-item>
          <text:p text:style-name="P73">3.jsp life cycle</text:p>
        </text:list-item>
        <text:list-item>
          <text:p text:style-name="P73">4.spring bean life cycle.</text:p>
        </text:list-item>
        <text:list-item>
          <text:p text:style-name="P74">Spring bean object creation and object destruction will be taken care by IOC Container</text:p>
        </text:list-item>
        <text:list-item>
          <text:p text:style-name="P74">spring bean life cycle will be managed by IOC Container.</text:p>
        </text:list-item>
        <text:list-item>
          <text:p text:style-name="P74">We can perform some operations using Bean Life Cycle Methods.</text:p>
        </text:list-item>
        <text:list-item>
          <text:p text:style-name="P74">Init()-&gt;initialization logic</text:p>
        </text:list-item>
        <text:list-item>
          <text:p text:style-name="P74">destory()-destruction logic</text:p>
        </text:list-item>
        <text:list-item>
          <text:p text:style-name="P74">spring bean life cycle <text:span text:style-name="T6">methods we can execute in 3 ways</text:span></text:p>
        </text:list-item>
        <text:list-item>
          <text:p text:style-name="P75">1.XML Approach</text:p>
        </text:list-item>
        <text:list-item>
          <text:p text:style-name="P75">2.Programmeatic appraoch</text:p>
        </text:list-item>
        <text:list-item>
          <text:p text:style-name="P75">3.annotations</text:p>
        </text:list-item>
      </text:list>
      <text:p text:style-name="P21">Bean Life Cycle using XML Approach</text:p>
      <text:list xml:id="list1066535245" text:style-name="L13">
        <text:list-item>
          <text:p text:style-name="P76">&lt;bean id=”motor” class=”in.ashokit.beans.Motor” init-method=”start” destrory-method=”stop”/&gt;</text:p>
        </text:list-item>
        <text:list-item>
          <text:p text:style-name="P76">init method -&gt;This attribute represents the method which should <text:span text:style-name="T8">be called </text:span><text:s/>after bean obj created.</text:p>
        </text:list-item>
        <text:list-item>
          <text:p text:style-name="P76">Destroy-method-&gt;this attribute represents the method which should <text:span text:style-name="T7">called</text:span> when bean obj removing from IOC</text:p>
        </text:list-item>
      </text:list>
      <text:p text:style-name="P21"/>
      <text:p text:style-name="P22">Bean Life Cycle using Programmatic Approach</text:p>
      <text:list xml:id="list3409594725" text:style-name="L14">
        <text:list-item>
          <text:p text:style-name="P77">we need to implement predefined interfaces provided by spring framework</text:p>
        </text:list-item>
        <text:list-item>
          <text:p text:style-name="P77">1.initializingBean()-&gt;afterPropertiesSet()</text:p>
        </text:list-item>
        <text:list-item>
          <text:p text:style-name="P77">2.DisposableBean()-&gt;destory()</text:p>
        </text:list-item>
      </text:list>
      <text:p text:style-name="P22"/>
      <text:p text:style-name="P23">Bean LifeCycle <text:s/>using Annotation Approach</text:p>
      <text:list xml:id="list3288319220" text:style-name="L15">
        <text:list-item>
          <text:p text:style-name="P78">@PostConstruct-&gt;it represents init method</text:p>
        </text:list-item>
        <text:list-item>
          <text:p text:style-name="P78">@PreDestory -&gt;it represents destory </text:p>
        </text:list-item>
      </text:list>
      <text:p text:style-name="P24"/>
      <text:p text:style-name="Standard">Spring Annotations</text:p>
      <text:list xml:id="list2319366756" text:style-name="L16">
        <text:list-item>
          <text:p text:style-name="P81">annotation -&gt;represent metadata</text:p>
        </text:list-item>
        <text:list-item>
          <text:p text:style-name="P81">annotation introduced in java 1.5v</text:p>
        </text:list-item>
        <text:list-item>
          <text:p text:style-name="P81">annotations are alternate for xml configurations</text:p>
        </text:list-item>
        <text:list-item>
          <text:p text:style-name="P81">in spring framework we have several annotation</text:p>
        </text:list-item>
        <text:list-item>
          <text:p text:style-name="P81">@Configuration : To represents java class as Configuration class</text:p>
        </text:list-item>
        <text:list-item>
          <text:p text:style-name="P81">@ComponentScan : To identify Spring bean classes in the project</text:p>
        </text:list-item>
        <text:list-item>
          <text:p text:style-name="P81">@Component- to represent java class as Spring bean</text:p>
        </text:list-item>
        <text:list-item>
          <text:p text:style-name="P81">@Service – to represent java class as spring bean (Business Layerclass)</text:p>
        </text:list-item>
        <text:list-item>
          <text:p text:style-name="P81">@Repository – to represent <text:s/>java class as Spring bean <text:s/>(Persistance Layer)</text:p>
        </text:list-item>
        <text:list-item>
          <text:p text:style-name="P81">@Scope – to represent bean scope</text:p>
        </text:list-item>
        <text:list-item>
          <text:p text:style-name="P81">@Autowired – to perform dependency injection </text:p>
        </text:list-item>
        <text:list-item>
          <text:p text:style-name="P81">@Qualifier <text:s/>- to perform <text:s/>autowiring based on byName</text:p>
        </text:list-item>
        <text:list-item>
          <text:p text:style-name="P81">@Primary – To represent primary bean for autowiring</text:p>
        </text:list-item>
        <text:list-item>
          <text:p text:style-name="P81">@Bean – to call the method which returns bean object</text:p>
        </text:list-item>
      </text:list>
      <text:p text:style-name="Standard">Spring boot</text:p>
      <text:list xml:id="list1010351813" text:style-name="L17">
        <text:list-item>
          <text:p text:style-name="P82">spring boot is one approach to developspring based applications with less configuration.</text:p>
        </text:list-item>
        <text:list-item>
          <text:p text:style-name="P82">Spring boot=spring framework-xml configuration</text:p>
        </text:list-item>
        <text:list-item>
          <text:p text:style-name="P82">spring boot is not replacement for spring framework. Boot developed on top of spring framework.</text:p>
        </text:list-item>
        <text:list-item>
          <text:p text:style-name="P82"><text:soft-page-break/>Note: All spring framework concepts can be used in spring boot also.</text:p>
        </text:list-item>
      </text:list>
      <text:p text:style-name="Standard">Spring boot advantages:</text:p>
      <text:list xml:id="list935275723" text:style-name="L18">
        <text:list-item>
          <text:p text:style-name="P83">1.less configuration</text:p>
        </text:list-item>
        <text:list-item>
          <text:p text:style-name="P83">2.pom starters</text:p>
        </text:list-item>
        <text:list-item>
          <text:p text:style-name="P83">Ex: web-starter, jpa-starter,security-starter,mail-starter</text:p>
        </text:list-item>
        <text:list-item>
          <text:p text:style-name="P83">3.auto configuration</text:p>
        </text:list-item>
        <text:list-item>
          <text:p text:style-name="P83">4.Embedded Servers (Ex:Tomcat,Jetty,Netty)</text:p>
        </text:list-item>
        <text:list-item>
          <text:p text:style-name="P83">5.sActuators (Production ready features)</text:p>
        </text:list-item>
        <text:list-item>
          <text:p text:style-name="P83">Spring boot makes it easy to create stand-alone ,production-grade spring based applications that you can “just run”.</text:p>
        </text:list-item>
        <text:list-item>
          <text:p text:style-name="P83">Spring boot 1.0 released in 2014</text:p>
        </text:list-item>
        <text:list-item>
          <text:p text:style-name="P83">current version of spring boot <text:s/>is 3.X</text:p>
        </text:list-item>
        <text:list-item>
          <text:p text:style-name="P83">Note : java 17 is mandatory to work with spring boot 3.X</text:p>
        </text:list-item>
      </text:list>
      <text:p text:style-name="Standard">Floder Structure</text:p>
      <text:list xml:id="list199091833" text:style-name="L19">
        <text:list-item>
          <text:p text:style-name="P84">src/main/java – to keep our project source code</text:p>
        </text:list-item>
        <text:list-item>
          <text:p text:style-name="P84">application.java – it is start class of the spring boot (main class)</text:p>
        </text:list-item>
        <text:list-item>
          <text:p text:style-name="P84">src/main/resource – to keep project configuration file</text:p>
        </text:list-item>
        <text:list-item>
          <text:p text:style-name="P84">application.propertiers/yml</text:p>
        </text:list-item>
        <text:list-item>
          <text:p text:style-name="P84">src/main/test – to keep junit code</text:p>
        </text:list-item>
        <text:list-item>
          <text:p text:style-name="P84">applicationTest.java</text:p>
        </text:list-item>
        <text:list-item>
          <text:p text:style-name="P84">src/test/resources – unit testing related configuration files goes here</text:p>
        </text:list-item>
        <text:list-item>
          <text:p text:style-name="P84">maven dependencies – download jars will be avaliable here</text:p>
        </text:list-item>
        <text:list-item>
          <text:p text:style-name="P84">pom.xml maven configuration files (dependencies)</text:p>
        </text:list-item>
        <text:list-item>
          <text:p text:style-name="P84">it is entry point for boot application execution</text:p>
        </text:list-item>
        <text:list-item>
          <text:p text:style-name="P84">@SpringBootApplication annotation is equal to below 3 annotations</text:p>
        </text:list-item>
        <text:list-item>
          <text:p text:style-name="P84">@SpringBootConfiguration @EnableAutoConfiguration <text:s/>@ComponentScan</text:p>
        </text:list-item>
        <text:list-item>
          <text:p text:style-name="P84">spring boot start class will act as configuration class of @SpringBootConfiguration annotation</text:p>
        </text:list-item>
        <text:list-item>
          <text:p text:style-name="P84">in spring boot application auto configuration feature will be available because of @EnableAutoConfiguration annotation</text:p>
        </text:list-item>
        <text:list-item>
          <text:p text:style-name="P84">component Scan will be performed in spring boot because of @ComponentScan annotation</text:p>
        </text:list-item>
        <text:list-item>
          <text:p text:style-name="P84">Note :package Naming convention will play important role in component scanning</text:p>
        </text:list-item>
      </text:list>
      <text:p text:style-name="Standard">What is SpringApplication.run() method</text:p>
      <text:list xml:id="list4091588933" text:style-name="L20">
        <text:list-item>
          <text:p text:style-name="P85">spring boot start class main() method will call SpringApplication.run()method.</text:p>
        </text:list-item>
        <text:list-item>
          <text:p text:style-name="P85">SpringApplication.run() is entry point for boot application execution. The run() method will return reference of IOC.</text:p>
        </text:list-item>
        <text:list-item>
          <text:p text:style-name="P85">Note:Spring Application is a predefined class and it <text:s/>will identify what type of application we <text:tab/>have created based on dependencies added in pom.xml file</text:p>
        </text:list-item>
        <text:list-item>
          <text:p text:style-name="P85">if we add spring boot-starter -&gt; standalone application </text:p>
        </text:list-item>
        <text:list-item>
          <text:p text:style-name="P85">for standalone app,it will “AnnotationConfigurationApplicationContext” class to start IOC Contatiner</text:p>
        </text:list-item>
        <text:list-item>
          <text:p text:style-name="P85">if we add spring-bootp-we-starter -&gt;web application</text:p>
        </text:list-item>
        <text:list-item>
          <text:p text:style-name="P85">if we add spring-boot-webflux-starter -&gt;reactive applcation</text:p>
        </text:list-item>
        <text:list-item>
          <text:p text:style-name="P85">Note :based <text:s/>on type of our application ,it will start IOC </text:p>
        </text:list-item>
      </text:list>
      <text:p text:style-name="Standard"/>
      <text:p text:style-name="Standard">run method will print banner on the console (i.o spring logo).</text:p>
      <text:p text:style-name="Standard">Run() method will start IOC container</text:p>
      <text:p text:style-name="Standard">run() method will call runners</text:p>
      <text:p text:style-name="Standard"/>
      <text:p text:style-name="Standard">what is banner in spring boot?</text:p>
      <text:list xml:id="list3169256854" text:style-name="L21">
        <text:list-item>
          <text:p text:style-name="P86">When we run boot application , it will print spring <text:s/>logo on the console that is called as Banner in spring boot.</text:p>
        </text:list-item>
        <text:list-item>
          <text:p text:style-name="P86"><text:soft-page-break/>Spring boot banner having 3 modes.</text:p>
        </text:list-item>
        <text:list-item>
          <text:p text:style-name="P86">1.off</text:p>
        </text:list-item>
        <text:list-item>
          <text:p text:style-name="P86">2.Log</text:p>
        </text:list-item>
        <text:list-item>
          <text:p text:style-name="P86">3.Console (default)</text:p>
        </text:list-item>
        <text:list-item>
          <text:p text:style-name="P86">we can set banner mode using below property in “application.properties” file</text:p>
        </text:list-item>
        <text:list-item>
          <text:p text:style-name="P86">spring.main.banner-mode=off</text:p>
        </text:list-item>
        <text:list-item>
          <text:p text:style-name="P86">we can customize banner text in spring boot application by creating “banner.txt” file in src/main/resource floder</text:p>
        </text:list-item>
        <text:list-item>
          <text:p text:style-name="P86">URL <text:s/>to Generate ASCII Text “<text:a xlink:type="simple" xlink:href="https://patorjk.com/software/taag/$p=display&amp;f=Graffiti&amp;t=Ashok%20IT" text:style-name="Internet_20_link" text:visited-style-name="Visited_20_Internet_20_Link">https://patorjk.com/software/taag/$p=display&amp;f=Graffiti&amp;t=Ashok%20IT</text:a></text:p>
        </text:list-item>
      </text:list>
      <text:p text:style-name="Standard">Resource in Spring boot</text:p>
      <text:list xml:id="list1620662647" text:style-name="L22">
        <text:list-item>
          <text:p text:style-name="P87">Runners are used to execute the logic only once when appliation got started.</text:p>
        </text:list-item>
        <text:list-item>
          <text:p text:style-name="P87">SpringApplication.run() method will call runners</text:p>
        </text:list-item>
        <text:list-item>
          <text:p text:style-name="P87">in spring boot we have 2 types of runners</text:p>
          <text:list>
            <text:list-item>
              <text:p text:style-name="P87">Application Runner(I)</text:p>
            </text:list-item>
            <text:list-item>
              <text:p text:style-name="P87">CommandLine Runner(I)</text:p>
            </text:list-item>
          </text:list>
        </text:list-item>
      </text:list>
      <text:p text:style-name="Standard">application.properties file<text:tab/>&amp; application.yml</text:p>
      <text:list xml:id="list1469047775" text:style-name="L23">
        <text:list-item>
          <text:p text:style-name="P88">properties file is used to configure properties in linear structure</text:p>
        </text:list-item>
        <text:list-item>
          <text:p text:style-name="P88">Ex: server.port=8080</text:p>
        </text:list-item>
        <text:list-item>
          <text:p text:style-name="P88">yml/yaml file used to configure propertiese in hierarchal structure.</text:p>
        </text:list-item>
        <text:list-item>
          <text:p text:style-name="P88">Properties files are used only in java language</text:p>
        </text:list-item>
        <text:list-item>
          <text:p text:style-name="P88">yml file are universal </text:p>
        </text:list-item>
        <text:list-item>
          <text:p text:style-name="P88">if you have two files in your application (yml and properites) it will take yml file</text:p>
        </text:list-item>
      </text:list>
      <text:p text:style-name="Standard"/>
      <text:p text:style-name="Standard">Spring Data JPA</text:p>
      <text:list xml:id="list3516263475" text:style-name="L24">
        <text:list-item>
          <text:p text:style-name="P89">application contains serveral layer<text:tab/></text:p>
          <text:list>
            <text:list-item>
              <text:p text:style-name="P89">presentation layer (JSP/thymeleaf/anguglar react js/vue js)</text:p>
            </text:list-item>
            <text:list-item>
              <text:p text:style-name="P89">web layer (servlets/stucts/spring mvc )</text:p>
            </text:list-item>
          </text:list>
        </text:list-item>
        <text:list-item>
          <text:p text:style-name="P89">persistance layer (Jdbc/spring jdbc/spring orm/spring data jpa)</text:p>
        </text:list-item>
        <text:list-item>
          <text:p text:style-name="P89">spring data jpa is used to develop persistance layer in application</text:p>
        </text:list-item>
        <text:list-item>
          <text:p text:style-name="P89">spring data jpa providing ready made methods to perform crud operation in db tables.</text:p>
        </text:list-item>
        <text:list-item>
          <text:p text:style-name="P89">Data jpa providing ready made methods with interface</text:p>
        </text:list-item>
        <text:list-item>
          <text:p text:style-name="P89">1.crud repository(I)</text:p>
        </text:list-item>
        <text:list-item>
          <text:p text:style-name="P89">2.Jpa repository (I)</text:p>
        </text:list-item>
        <text:list-item>
          <text:p text:style-name="P89">Note :Jpa Repository = crud repository +pagination methods +sorting methods</text:p>
        </text:list-item>
      </text:list>
      <text:p text:style-name="Standard">Spring Data Jpa Terminology</text:p>
      <text:list xml:id="list873949145" text:style-name="L25">
        <text:list-item>
          <text:p text:style-name="P90">1.Data source object</text:p>
        </text:list-item>
        <text:list-item>
          <text:p text:style-name="P90">Note : Data source properties we can configure in application.properties or application.yml</text:p>
        </text:list-item>
        <text:list-item>
          <text:p text:style-name="P90">enitty class:the class which is mapped with database</text:p>
          <text:list>
            <text:list-item>
              <text:p text:style-name="P90">@entity</text:p>
            </text:list-item>
            <text:list-item>
              <text:p text:style-name="P90">@table</text:p>
            </text:list-item>
            <text:list-item>
              <text:p text:style-name="P90">@Id</text:p>
            </text:list-item>
            <text:list-item>
              <text:p text:style-name="P90">@Column</text:p>
            </text:list-item>
          </text:list>
        </text:list-item>
        <text:list-item>
          <text:p text:style-name="P90">repository interface:for table we will create on repository interface to perform crud operation </text:p>
        </text:list-item>
        <text:list-item>
          <text:p text:style-name="P90">note: for our repository interface implementation will be provided in the runtime using proxy class </text:p>
        </text:list-item>
        <text:list-item>
          <text:p text:style-name="P90">Note: by using studentREpository we can perform CRUD operations in STUDENT_TBL</text:p>
        </text:list-item>
        <text:list-item>
          <text:p text:style-name="P90">Repository methods:Read made methods provided by Data JPA to perform CURD operations.</text:p>
        </text:list-item>
      </text:list>
      <text:p text:style-name="Standard">ORM Properties </text:p>
      <text:list xml:id="list882164234" text:style-name="L26">
        <text:list-item>
          <text:p text:style-name="P91">to automate some congiuration</text:p>
        </text:list-item>
        <text:list-item>
          <text:p text:style-name="P91">auto_ddl dynamic schema generation</text:p>
        </text:list-item>
        <text:list-item>
          <text:p text:style-name="P91"><text:soft-page-break/>show_sql display generated queries on the console</text:p>
        </text:list-item>
        <text:list-item>
          <text:p text:style-name="P91">configration data source properites in application.yml</text:p>
        </text:list-item>
        <text:list-item>
          <text:p text:style-name="P91">run the application and test <text:s/></text:p>
        </text:list-item>
      </text:list>
      <text:p text:style-name="Standard">Custom Queires</text:p>
      <text:list xml:id="list180663958" text:style-name="L27">
        <text:list-item>
          <text:p text:style-name="P92">we can execute custom queries also in JPA</text:p>
        </text:list-item>
        <text:list-item>
          <text:p text:style-name="P92">to execute custom queries we will use @Query annotation</text:p>
        </text:list-item>
        <text:list-item>
          <text:p text:style-name="P92">@Query will support for executing both HQL queries &amp; Native SQL queries also.</text:p>
        </text:list-item>
        <text:list-item>
          <text:p text:style-name="P92">HQL: Hibernate Query Language (Database independent queries)</text:p>
        </text:list-item>
        <text:list-item>
          <text:p text:style-name="P92">in HQL,we will use Entity class name+ Entity class variable to write query</text:p>
        </text:list-item>
        <text:list-item>
          <text:p text:style-name="P92">HQL queries will converted to SQL queries by Dialect class for execution</text:p>
        </text:list-item>
        <text:list-item>
          <text:p text:style-name="P92">if we change app from one DB to another DB then no need to change any query because Dialect class will take care of query conversion.</text:p>
        </text:list-item>
        <text:list-item>
          <text:p text:style-name="P92">HQL queries will gie poor performance because of conversion</text:p>
        </text:list-item>
        <text:list-item>
          <text:p text:style-name="P92">SQL :Structure query language (database independent queries)</text:p>
        </text:list-item>
        <text:list-item>
          <text:p text:style-name="P92">in sql ,we will use table name &amp; column names to write the query</text:p>
        </text:list-item>
        <text:list-item>
          <text:p text:style-name="P92">SQL queries will directley execute in databasse</text:p>
        </text:list-item>
        <text:list-item>
          <text:p text:style-name="P92">if we change app from one DB to another DB then all queries may not execute</text:p>
        </text:list-item>
        <text:list-item>
          <text:p text:style-name="P92">sql queires will give better performance than HQL.</text:p>
        </text:list-item>
      </text:list>
      <text:p text:style-name="Standard"/>
      <text:p text:style-name="Standard"/>
      <text:list xml:id="list211716565773101" text:continue-numbering="true" text:style-name="L27">
        <text:list-item>
          <text:p text:style-name="P92">Selection : Retrieving specific rows from the table. We can achieve this by using ‘where’ keyword in the query</text:p>
        </text:list-item>
        <text:list-item>
          <text:p text:style-name="P92">Ex:select * from student_det where gender=’male’</text:p>
        </text:list-item>
        <text:list-item>
          <text:p text:style-name="P92">Projection:Retrieving specific columns from the table is called as Projection. We can achieve by using columns name in query.</text:p>
        </text:list-item>
        <text:list-item>
          <text:p text:style-name="P92">Ex: select student_name,student_gender from student_Dtls</text:p>
        </text:list-item>
        <text:list-item>
          <text:p text:style-name="P92">Note: we can combine <text:s/>selection &amp; projection in single query.</text:p>
          <text:list>
            <text:list-item>
              <text:p text:style-name="P92">Ex:select student_rank,student_gender from student_Dtls where student_rank&lt;=100;</text:p>
            </text:list-item>
          </text:list>
        </text:list-item>
      </text:list>
      <text:p text:style-name="Standard">JPA Repository</text:p>
      <text:list xml:id="list996352498" text:style-name="L28">
        <text:list-item>
          <text:p text:style-name="P93">it is predefined interface provided by spring data jpa</text:p>
        </text:list-item>
        <text:list-item>
          <text:p text:style-name="P93">jpa repository provided several methods to perform crud operations with database.</text:p>
        </text:list-item>
        <text:list-item>
          <text:p text:style-name="P93">Jpa repository provide few additional methods to perform operations</text:p>
        </text:list-item>
        <text:list-item>
          <text:p text:style-name="P93">JPARepository =crudRepository +pagination And sorting +query by example</text:p>
        </text:list-item>
        <text:list-item>
          <text:p text:style-name="P93">Pagination: Display table records in multiple pages is called as paginatioin.</text:p>
        </text:list-item>
        <text:list-item>
          <text:p text:style-name="P93">Ex:Google search result will display with pagination</text:p>
        </text:list-item>
      </text:list>
      <text:p text:style-name="Standard"/>
      <text:p text:style-name="Standard">QueryByExample</text:p>
      <text:list xml:id="list962774516" text:style-name="L29">
        <text:list-item>
          <text:p text:style-name="P94">QBE is used to construct select query dynamically based on given entity object data.</text:p>
          <text:p text:style-name="P94">Main(){</text:p>
        </text:list-item>
      </text:list>
      <text:p text:style-name="Standard"><text:tab/>ConfigurableApplicationContext context=SpringApplication.run(Application.class<text:tab/>,args);</text:p>
      <text:p text:style-name="Standard"><text:tab/>StudentRepository studentRepo=context.getBean(StudentRepository.class)</text:p>
      <text:p text:style-name="Standard"><text:tab/>Student s=new Student();</text:p>
      <text:p text:style-name="Standard"><text:tab/>s.setGender(“MAle”);</text:p>
      <text:p text:style-name="Standard"><text:tab/>s.setRank(90);</text:p>
      <text:p text:style-name="Standard"><text:tab/>Example&lt;Student&gt; example=Example.of(s);</text:p>
      <text:p text:style-name="Standard"><text:tab/>List&lt;Student&gt; students=studentRpo.findAll(example);</text:p>
      <text:p text:style-name="Standard"><text:tab/>student.forEach(System.out::println);</text:p>
      <text:p text:style-name="Standard"><text:tab/>}</text:p>
      <text:p text:style-name="Standard"/>
      <text:p text:style-name="Standard">Assignment</text:p>
      <text:list xml:id="list1091620292" text:style-name="L30">
        <text:list-item>
          <text:p text:style-name="P95">insert,update &amp; delete records using Custom quereis in data jpa</text:p>
        </text:list-item>
        <text:list-item>
          <text:p text:style-name="P95"><text:soft-page-break/>if we want to perform non select operation using data jpa custom query then we should use below 2 annotations at our method</text:p>
        </text:list-item>
        <text:list-item>
          <text:p text:style-name="P95">1. @Modifying</text:p>
        </text:list-item>
        <text:list-item>
          <text:p text:style-name="P95">2.@Transaction</text:p>
        </text:list-item>
        <text:list-item>
          <text:p text:style-name="P95">Note:the <text:s/>above annotations are not required for selection operation.</text:p>
        </text:list-item>
      </text:list>
      <text:p text:style-name="Standard">TimeStamp in Data JPA</text:p>
      <text:list xml:id="list2840080217" text:style-name="L31">
        <text:list-item>
          <text:p text:style-name="P96">@CreationTimeStamp – it is used to populate record insert date into DB column</text:p>
        </text:list-item>
        <text:list-item>
          <text:p text:style-name="P96">@UpdateTimeStamp – it is used to populate record updated date into DB</text:p>
        </text:list-item>
      </text:list>
      <text:p text:style-name="Standard"/>
      <text:p text:style-name="Standard">Soft Delete &amp; Hard Delete</text:p>
      <text:list xml:id="list3670931413" text:style-name="L32">
        <text:list-item>
          <text:p text:style-name="P97">Hard Delete means deleting the record from DB permenently using “Delete” query</text:p>
        </text:list-item>
        <text:list-item>
          <text:p text:style-name="P97">soft delete means updating the record as IN-ACTIVE.soft Delete reords will present in DB so we can access whenever we want.</text:p>
        </text:list-item>
        <text:list-item>
          <text:p text:style-name="P97">Ex:Active/De-Active</text:p>
        </text:list-item>
        <text:list-item>
          <text:p text:style-name="P97">Note : we can implement SOFT DELETE using additional column in in DB table (ACTIVE_SW)</text:p>
        </text:list-item>
        <text:list-item>
          <text:p text:style-name="P97">ACTIVE_SW=Y ====&gt;Active Record</text:p>
        </text:list-item>
        <text:list-item>
          <text:p text:style-name="P97">ACTIVE_SW=N ====&gt;Delected Record</text:p>
        </text:list-item>
      </text:list>
      <text:p text:style-name="Standard">Primary Key &amp; Composite Key in DB</text:p>
      <text:list xml:id="list1532726808" text:style-name="L33">
        <text:list-item>
          <text:p text:style-name="P98">primary key is a constraint to maintain unique records in the table.</text:p>
        </text:list-item>
        <text:list-item>
          <text:p text:style-name="P98">Primary key= Unique +Not null</text:p>
        </text:list-item>
        <text:list-item>
          <text:p text:style-name="P98">if we try to insert duplicate value in pk column value then we will get uniqueConstraintException.</text:p>
        </text:list-item>
        <text:list-item>
          <text:p text:style-name="P98">We should not ask end users to enter value for pk column because users may enter duplicate value.</text:p>
        </text:list-item>
        <text:list-item>
          <text:p text:style-name="P98">To generate value for PK column we will use GENERATOR concept.</text:p>
        </text:list-item>
      </text:list>
      <text:p text:style-name="Standard"/>
      <text:p text:style-name="Standard">Mysql Db</text:p>
      <text:list xml:id="list3979995016" text:style-name="L34">
        <text:list-item>
          <text:p text:style-name="P99">auto/sequence/table <text:s/>=&gt;New table will be created to maintain primary column values</text:p>
        </text:list-item>
        <text:list-item>
          <text:p text:style-name="P99">IDENTITY =&gt; Will use AUTO_INCREMENT to generate value for Primary key column value</text:p>
        </text:list-item>
        <text:list-item>
          <text:p text:style-name="P99">Note : MYSQLDB will not support sequence </text:p>
        </text:list-item>
      </text:list>
      <text:p text:style-name="Standard">ORACLE DB</text:p>
      <text:list xml:id="list2787832252" text:style-name="L35">
        <text:list-item>
          <text:p text:style-name="P100">auto -&gt;sequence to generate primary key value (Default squence name:hibernate_squence)</text:p>
        </text:list-item>
        <text:list-item>
          <text:p text:style-name="P100">sequence -&gt; we can configure our own sequence to generate PK value like below</text:p>
        </text:list-item>
        <text:list-item>
          <text:p text:style-name="P100">create sequence pid_seq start with 1000 increment by 1;</text:p>
        </text:list-item>
        <text:list-item>
          <text:p text:style-name="P100">table -&gt;new table will be created to maintain primary column values</text:p>
        </text:list-item>
        <text:list-item>
          <text:p text:style-name="P100">Note: orace db will not support for AUTO_INCREENT</text:p>
        </text:list-item>
      </text:list>
      <text:p text:style-name="Standard"/>
      <text:p text:style-name="Standard">configuring custom sequence to generate gk value</text:p>
      <text:list xml:id="list3219887094" text:style-name="L36">
        <text:list-item>
          <text:p text:style-name="P101">first we need to create squence in db like below</text:p>
        </text:list-item>
        <text:list-item>
          <text:p text:style-name="P101">create sequence pid_seq start with 1000 increment by 1;</text:p>
        </text:list-item>
        <text:list-item>
          <text:p text:style-name="P101">configure custom sequence in entity <text:s/>class like below </text:p>
        </text:list-item>
        <text:list-item>
          <text:p text:style-name="P101">@SequenceGenerator(name=”pid”,sequenceNAme=”pid_seq”)</text:p>
        </text:list-item>
        <text:list-item>
          <text:p text:style-name="P101">@GeneratedValue(Stragery=GenerateType.SEQUENCE,generator=pid)</text:p>
        </text:list-item>
      </text:list>
      <text:p text:style-name="Standard"/>
      <text:p text:style-name="Standard">Composite primary key</text:p>
      <text:list xml:id="list3073872382" text:style-name="L37">
        <text:list-item>
          <text:p text:style-name="P102">if a table contains more than one pk column table it is called as composite prmary key </text:p>
        </text:list-item>
        <text:list-item>
          <text:p text:style-name="P102">when we have composite pks then the combination pk columns data shouldn’t be repeated in table.</text:p>
        </text:list-item>
        <text:list-item>
          <text:p text:style-name="P102">Note: we can’t use generators to generate value for composite</text:p>
        </text:list-item>
        <text:list-item>
          <text:p text:style-name="P102">Ex: primary key(prod_id,prod_name)</text:p>
        </text:list-item>
      </text:list>
      <text:p text:style-name="Standard"><text:soft-page-break/></text:p>
      <text:p text:style-name="Standard">Connection Pool in Data JPA</text:p>
      <text:list xml:id="list2046892645" text:style-name="L38">
        <text:list-item>
          <text:p text:style-name="P103">connection pool is used to maintain connections required for the application</text:p>
        </text:list-item>
        <text:list-item>
          <text:p text:style-name="P103">getting connection from db directley is not recommanded because it will degrade our application </text:p>
        </text:list-item>
        <text:list-item>
          <text:p text:style-name="P103">we need to create connections pool to store connections when our application startes.</text:p>
        </text:list-item>
        <text:list-item>
          <text:p text:style-name="P103">To perform Db operations we need to get connection from connection pool instead of getting from DB.</text:p>
        </text:list-item>
        <text:list-item>
          <text:p text:style-name="P103">Using connection pool we can improve performance of the application.</text:p>
        </text:list-item>
        <text:list-item>
          <text:p text:style-name="P103">Note:Spring Data jpa will use Hikari connection </text:p>
        </text:list-item>
      </text:list>
      <text:p text:style-name="Standard"/>
      <text:p text:style-name="Standard">Working with sorted Procedures</text:p>
      <text:list xml:id="list3558979309" text:style-name="L39">
        <text:list-item>
          <text:p text:style-name="P104">procedures means set of sql queries</text:p>
        </text:list-item>
        <text:list-item>
          <text:p text:style-name="P104">procedures are used to write business logic at database side</text:p>
        </text:list-item>
        <text:list-item>
          <text:p text:style-name="P104">procedures are used to improve performance of the application.</text:p>
        </text:list-item>
        <text:list-item>
          <text:p text:style-name="P104">DELIMITER $$ CREATE PROCEDURE getPRoducts() BEGIN SELECT *FROM PRODUCT ; END$$ DELIMITER; call getPRoducts()</text:p>
        </text:list-item>
      </text:list>
      <text:p text:style-name="Standard">Association Mapping/Relationships in DB tables</text:p>
      <text:list xml:id="list2852057530" text:style-name="L40">
        <text:list-item>
          <text:p text:style-name="P105">we can divide <text:s/>DB side relation into 4 types</text:p>
        </text:list-item>
        <text:list-item>
          <text:p text:style-name="P105">Note: to establish relationships between table we will use foreign key.</text:p>
        </text:list-item>
      </text:list>
      <text:list xml:id="list1633369141" text:style-name="L41">
        <text:list-item>
          <text:p text:style-name="P106">one to one (Ex one person will have one passport)</text:p>
        </text:list-item>
        <text:list-item>
          <text:p text:style-name="P106">many to many(Ex:one employee <text:s/>will have multiple addresses)</text:p>
        </text:list-item>
        <text:list-item>
          <text:p text:style-name="P106">many to one (Ex: Multiple Books belongs to Author)</text:p>
        </text:list-item>
        <text:list-item>
          <text:p text:style-name="P106">many to many (Ex: Multiple Users having Multiple Roles in )</text:p>
        </text:list-item>
        <text:list-item>
          <text:p text:style-name="P106">when db table are having relation then we need to represent that relation in our Entity Classes also.</text:p>
        </text:list-item>
        <text:list-item>
          <text:p text:style-name="P106">The process of representing db tables in entity classes is called as Associate mapping.</text:p>
        </text:list-item>
        <text:list-item>
          <text:p text:style-name="P106"><text:s/>Cascade Type : Default type is none. It represents operations on parent record should reflect on child record or not.</text:p>
        </text:list-item>
        <text:list-item>
          <text:p text:style-name="P106">Ex:when we delete parent record <text:s/>then we want to delete all child records <text:s/>of the parent.</text:p>
        </text:list-item>
        <text:list-item>
          <text:p text:style-name="P106">Fetch type :default type is lazy : it represents weather load child records of the parent.</text:p>
        </text:list-item>
        <text:list-item>
          <text:p text:style-name="P106">Ex: when we retrieve parent record i want to retrieve all child records of that Parent.</text:p>
        </text:list-item>
      </text:list>
      <text:p text:style-name="Standard"/>
      <text:p text:style-name="Standard">One To Many</text:p>
      <text:list xml:id="list2233802210" text:style-name="L42">
        <text:list-item>
          <text:p text:style-name="P107">one employee will have multiple addresses.</text:p>
        </text:list-item>
      </text:list>
      <text:p text:style-name="P25">Many To Many</text:p>
      <text:list xml:id="list2811462603" text:style-name="L43">
        <text:list-item>
          <text:p text:style-name="P108">multiple authors will publish multiple books</text:p>
        </text:list-item>
        <text:list-item>
          <text:p text:style-name="P108">multiple books are having multiple lessons</text:p>
        </text:list-item>
        <text:list-item>
          <text:p text:style-name="P108">multiple users are having multiple roles.</text:p>
        </text:list-item>
      </text:list>
      <text:p text:style-name="P25"/>
      <text:p text:style-name="P26">Spring Web MVC</text:p>
      <text:list xml:id="list1312751692" text:style-name="L44">
        <text:list-item>
          <text:p text:style-name="P109">it is one module avaliable in spring framework</text:p>
        </text:list-item>
        <text:list-item>
          <text:p text:style-name="P109">spring web mvc is used to develop 2 types of application.</text:p>
          <text:list>
            <text:list-item>
              <text:p text:style-name="P109">Web Applications <text:span text:style-name="T9">(C 2B)</text:span></text:p>
              <text:list>
                <text:list-item>
                  <text:p text:style-name="P110">Ex: mail,facebook,nauri</text:p>
                </text:list-item>
              </text:list>
            </text:list-item>
            <text:list-item>
              <text:p text:style-name="P109">Distributed Applications <text:span text:style-name="T9">(B 2 B)</text:span></text:p>
              <text:list>
                <text:list-item>
                  <text:p text:style-name="P110">Make my trip -&gt;IRCTC</text:p>
                </text:list-item>
              </text:list>
            </text:list-item>
          </text:list>
        </text:list-item>
        <text:list-item>
          <text:p text:style-name="P110">web &amp; distributed applications development made easy</text:p>
        </text:list-item>
        <text:list-item>
          <text:p text:style-name="P110">form data binding to java objects</text:p>
        </text:list-item>
        <text:list-item>
          <text:p text:style-name="P110">flexiblity <text:s/>in form binding </text:p>
        </text:list-item>
        <text:list-item>
          <text:p text:style-name="P111">Form Validation (server validation)</text:p>
        </text:list-item>
        <text:list-item>
          <text:p text:style-name="P112">support multiple presentation technologies (Ex:jsp &amp; thymeleaf)</text:p>
        </text:list-item>
        <text:list-item>
          <text:p text:style-name="P112"><text:soft-page-break/>Embedded Servers (Default :Tomcat)</text:p>
        </text:list-item>
      </text:list>
      <text:p text:style-name="P27"/>
      <text:p text:style-name="P27">Spring Web MVC Architecture</text:p>
      <text:list xml:id="list613985806" text:style-name="L45">
        <text:list-item>
          <text:p text:style-name="P113">Dispatch Servlet : <text:span text:style-name="T10">it acts as a front controller</text:span></text:p>
        </text:list-item>
        <text:list-item>
          <text:p text:style-name="P113">Handler Mapper : <text:span text:style-name="T10">it will identitfy which request should be processed by which controller and which method </text:span></text:p>
        </text:list-item>
        <text:list-item>
          <text:p text:style-name="P113">Controller : <text:span text:style-name="T10">it will handle request and decides reponse to send </text:span><text:span text:style-name="T11">using Model And view Object.</text:span></text:p>
        </text:list-item>
        <text:list-item>
          <text:p text:style-name="P113">Model And View :<text:span text:style-name="T11">Model represents data in key-value format. View represents logical file name to display.</text:span></text:p>
        </text:list-item>
        <text:list-item>
          <text:p text:style-name="P113">View Reslover : <text:span text:style-name="T11">it is used to identify physical location of view files</text:span></text:p>
        </text:list-item>
        <text:list-item>
          <text:p text:style-name="P113">View : <text:span text:style-name="T11">it is used to render model data on view file</text:span></text:p>
        </text:list-item>
      </text:list>
      <text:p text:style-name="P27"/>
      <text:p text:style-name="P29">what is Context-path ?</text:p>
      <text:list xml:id="list2257815821" text:style-name="L46">
        <text:list-item>
          <text:p text:style-name="P114">Project name we <text:s/>can use as context path</text:p>
        </text:list-item>
        <text:list-item>
          <text:p text:style-name="P114">spring.mvc.view.prefix=/views/ <text:s text:c="2"/>spring.mvc.view.suffix=.jsp</text:p>
        </text:list-item>
        <text:list-item>
          <text:p text:style-name="P115">client can send data to server in below 3 ways</text:p>
        </text:list-item>
        <text:list-item>
          <text:p text:style-name="P115">1.query parameters</text:p>
        </text:list-item>
        <text:list-item>
          <text:p text:style-name="P115">2.path parameters</text:p>
        </text:list-item>
        <text:list-item>
          <text:p text:style-name="P115">3.request body</text:p>
        </text:list-item>
      </text:list>
      <text:p text:style-name="P30"/>
      <text:p text:style-name="P30">Query parameters</text:p>
      <text:list xml:id="list3356753415" text:style-name="L47">
        <text:list-item>
          <text:p text:style-name="P117">query parameter are used to send data from client to server in URL</text:p>
        </text:list-item>
        <text:list-item>
          <text:p text:style-name="P116">query param are also called as Request Parameters</text:p>
        </text:list-item>
        <text:list-item>
          <text:p text:style-name="P116">Query parameters will represent data in key value format</text:p>
        </text:list-item>
        <text:list-item>
          <text:p text:style-name="P116">Query parameters should present only at end of the URL</text:p>
        </text:list-item>
        <text:list-item>
          <text:p text:style-name="P116">query paratmeter will start with ‘?’ symbol</text:p>
        </text:list-item>
        <text:list-item>
          <text:p text:style-name="P116">query parameters will be seperated by’&amp;’ symbol</text:p>
        </text:list-item>
        <text:list-item>
          <text:p text:style-name="P118">to read query parameters in spring controller we will use @RequestParam annotation.</text:p>
        </text:list-item>
      </text:list>
      <text:p text:style-name="P31"/>
      <text:p text:style-name="P32">Path Parameters</text:p>
      <text:list xml:id="list3964319990" text:style-name="L48">
        <text:list-item>
          <text:p text:style-name="P119">Path parameters are used to send data from client to server in URL.</text:p>
        </text:list-item>
        <text:list-item>
          <text:p text:style-name="P119">Path parameters are also called as URI parameters.</text:p>
        </text:list-item>
        <text:list-item>
          <text:p text:style-name="P119">Note: Path Parameters will represent data directly <text:s/>(without key)</text:p>
        </text:list-item>
        <text:list-item>
          <text:p text:style-name="P119">path parameters can present anywhere in the URL</text:p>
        </text:list-item>
        <text:list-item>
          <text:p text:style-name="P120">to read path parameters in spring controller we will use @PathVariable annotation</text:p>
        </text:list-item>
      </text:list>
      <text:p text:style-name="P33"/>
      <text:p text:style-name="P34">Query parameters / Request Param</text:p>
      <text:list xml:id="list2629583458" text:style-name="L49">
        <text:list-item>
          <text:p text:style-name="P121">Key Value format</text:p>
        </text:list-item>
        <text:list-item>
          <text:p text:style-name="P121">At end of the URL</text:p>
        </text:list-item>
        <text:list-item>
          <text:p text:style-name="P121">Starts with ? Symbol.</text:p>
        </text:list-item>
      </text:list>
      <text:p text:style-name="P36"/>
      <text:p text:style-name="P35">Form Dev</text:p>
      <text:list xml:id="list3297090921" text:style-name="L50">
        <text:list-item>
          <text:p text:style-name="P122">spring web mvc module provided form tag library to simplify form development</text:p>
        </text:list-item>
        <text:list-item>
          <text:p text:style-name="P122">&lt;form:form/&gt; </text:p>
        </text:list-item>
        <text:list-item>
          <text:p text:style-name="P122">&lt;form:input/&gt;</text:p>
        </text:list-item>
        <text:list-item>
          <text:p text:style-name="P122">&lt;form:password/&gt;</text:p>
        </text:list-item>
        <text:list-item>
          <text:p text:style-name="P122">&lt;form:radiobutton/&gt;</text:p>
        </text:list-item>
        <text:list-item>
          <text:p text:style-name="P122">&lt;form: select/&gt;</text:p>
        </text:list-item>
        <text:list-item>
          <text:p text:style-name="P122">&lt;formcheckbox/&gt;</text:p>
        </text:list-item>
      </text:list>
      <text:p text:style-name="P35"/>
      <text:p text:style-name="P28"/>
      <text:p text:style-name="P37"><text:soft-page-break/>Thymleaf</text:p>
      <text:p text:style-name="P37">--------------</text:p>
      <text:list xml:id="list1231948564" text:style-name="L51">
        <text:list-item>
          <text:p text:style-name="P123">thymleaf we can use as presentation techology in spring web mvc based application.</text:p>
        </text:list-item>
        <text:list-item>
          <text:p text:style-name="P123">Thymleaf is an alternate of JSP.</text:p>
        </text:list-item>
        <text:list-item>
          <text:p text:style-name="P123">JSP file can’t be executed in browser directly. Jsp page should be converted into servlet for execution.</text:p>
        </text:list-item>
        <text:list-item>
          <text:p text:style-name="P123">Thymleaf is a template engine which can be used in HTML page directly.</text:p>
        </text:list-item>
        <text:list-item>
          <text:p text:style-name="P124">Html pages will execute in broswer directly.</text:p>
        </text:list-item>
        <text:list-item>
          <text:p text:style-name="P124">HTML+Thymleaf =Dynamic Web Pages</text:p>
        </text:list-item>
        <text:list-item>
          <text:p text:style-name="P124">performance wise thymleaf pages are faster than jsp pages</text:p>
        </text:list-item>
        <text:list-item>
          <text:p text:style-name="P124">thymleaf introduced to overcome the problem of JSP.</text:p>
        </text:list-item>
        <text:list-item>
          <text:p text:style-name="P125">To use Thymleaf in boot application we need to add below starter</text:p>
        </text:list-item>
      </text:list>
      <text:p text:style-name="P38"/>
      <text:list xml:id="list211717240765706" text:continue-numbering="true" text:style-name="L51">
        <text:list-item>
          <text:p text:style-name="P126">@RestController is used to send direct response to client without any view files.</text:p>
        </text:list-item>
        <text:list-item>
          <text:p text:style-name="P126">@Controller <text:s/><text:a xlink:type="simple" xlink:href="mailto:+@ResponseBody" text:style-name="Internet_20_link" text:visited-style-name="Visited_20_Internet_20_Link">+@ResponseBody</text:a> <text:a xlink:type="simple" xlink:href="mailto:%3D@RestController" text:style-name="Internet_20_link" text:visited-style-name="Visited_20_Internet_20_Link">=@RestController</text:a></text:p>
        </text:list-item>
      </text:list>
      <text:p text:style-name="P39"/>
      <text:p text:style-name="P40">What is interceptor in spring web mvc?</text:p>
      <text:list xml:id="list2587826556" text:style-name="L52">
        <text:list-item>
          <text:p text:style-name="P127">We can interceptor to perform pre-processing and post-processing of every request.</text:p>
        </text:list-item>
        <text:list-item>
          <text:p text:style-name="P127">Using interceptor we can trap each and every request</text:p>
        </text:list-item>
        <text:list-item>
          <text:p text:style-name="P128">pre-precessing : before request processing by controller method</text:p>
        </text:list-item>
        <text:list-item>
          <text:p text:style-name="P128">post-precessing: after request processed by controller method</text:p>
        </text:list-item>
        <text:list-item>
          <text:p text:style-name="P128">Ex: caluculate request processing time</text:p>
        </text:list-item>
      </text:list>
      <text:p text:style-name="P41"/>
      <text:p text:style-name="P41">Use case for Interceptor</text:p>
      <text:list xml:id="list1310140719" text:style-name="L53">
        <text:list-item>
          <text:p text:style-name="P129">caluclate each request processing time</text:p>
        </text:list-item>
        <text:list-item>
          <text:p text:style-name="P129">log request and response details</text:p>
        </text:list-item>
        <text:list-item>
          <text:p text:style-name="P129">request authentication etc.</text:p>
        </text:list-item>
      </text:list>
      <text:p text:style-name="P42"/>
      <text:p text:style-name="P42">Exception Handling <text:s/>in Spring Web MVC</text:p>
      <text:list xml:id="list1842452874" text:style-name="L54">
        <text:list-item>
          <text:p text:style-name="P130">exception means <text:s/>un expected and un wanted situation</text:p>
        </text:list-item>
        <text:list-item>
          <text:p text:style-name="P130">exception distrubs normal flow of our application execution</text:p>
        </text:list-item>
        <text:list-item>
          <text:p text:style-name="P130">when exception occurs then our program will terminate abnormally </text:p>
        </text:list-item>
        <text:list-item>
          <text:p text:style-name="P130">as a developer we should handle exception to achieve graceful termination of our application.</text:p>
        </text:list-item>
        <text:list-item>
          <text:p text:style-name="P130">To handle exceptions, java provided below keywords</text:p>
          <text:list>
            <text:list-item>
              <text:p text:style-name="P130">try</text:p>
            </text:list-item>
            <text:list-item>
              <text:p text:style-name="P130">catch</text:p>
            </text:list-item>
            <text:list-item>
              <text:p text:style-name="P130">throw</text:p>
            </text:list-item>
            <text:list-item>
              <text:p text:style-name="P130">throws</text:p>
            </text:list-item>
            <text:list-item>
              <text:p text:style-name="P130">finally</text:p>
            </text:list-item>
          </text:list>
        </text:list-item>
        <text:list-item>
          <text:p text:style-name="P131">to hanlde exceptions in spring web mvc application then we can create a method and we can use below <text:s/>annotation @ExceptionHandler</text:p>
        </text:list-item>
      </text:list>
      <text:p text:style-name="P43">What is Distributed Application?</text:p>
      <text:list xml:id="list141756498" text:style-name="L55">
        <text:list-item>
          <text:p text:style-name="P132">If one application <text:s/>is communicating with another application then it is called as distributed application </text:p>
        </text:list-item>
        <text:list-item>
          <text:p text:style-name="P133">distributed applications are used for business to business communication <text:span text:style-name="T12">(B 2 B)</text:span>.</text:p>
        </text:list-item>
        <text:list-item>
          <text:p text:style-name="P134">Note : web application are used for customer to business communication (C 2 B).</text:p>
        </text:list-item>
        <text:list-item>
          <text:p text:style-name="P135">Note : to develop distributed <text:s/>application <text:s/>with B 2 B scenario we will use RestFul Service.</text:p>
        </text:list-item>
      </text:list>
      <text:p text:style-name="P44"/>
      <text:p text:style-name="P45">Distributed Technologies</text:p>
      <text:p text:style-name="P45">--------------------------------</text:p>
      <text:list xml:id="list2751313561" text:style-name="L56">
        <text:list-item>
          <text:p text:style-name="P136">CORBA</text:p>
        </text:list-item>
        <text:list-item>
          <text:p text:style-name="P136"><text:soft-page-break/>RMI</text:p>
        </text:list-item>
        <text:list-item>
          <text:p text:style-name="P136">EJB</text:p>
        </text:list-item>
        <text:list-item>
          <text:p text:style-name="P136">SOAP Based WebService</text:p>
        </text:list-item>
        <text:list-item>
          <text:p text:style-name="P136">RESTFUL Service (trending)</text:p>
        </text:list-item>
        <text:list-item>
          <text:p text:style-name="P137">provider : The application which is providing services to other application (Resources)</text:p>
        </text:list-item>
        <text:list-item>
          <text:p text:style-name="P137">The application <text:s/>which is accessing <text:s/>service from other application (Client)</text:p>
        </text:list-item>
      </text:list>
      <text:p text:style-name="P46">What is Interoperability?</text:p>
      <text:list xml:id="list1401771669" text:style-name="L57">
        <text:list-item>
          <text:p text:style-name="P138">Irrespective of language and platform if applications are communicating then they are called as interoperability applications.</text:p>
        </text:list-item>
        <text:list-item>
          <text:p text:style-name="P139">Note: by using RestFul Services we can develop Interoperable applications.</text:p>
        </text:list-item>
      </text:list>
      <text:p text:style-name="P140">XML</text:p>
      <text:list xml:id="list1228053197" text:style-name="L58">
        <text:list-item>
          <text:p text:style-name="P141">XML stands for Extensible Markup Language</text:p>
        </text:list-item>
        <text:list-item>
          <text:p text:style-name="P141">XML Govered by w3c org</text:p>
        </text:list-item>
        <text:list-item>
          <text:p text:style-name="P141">XML is platform indepedent and language independent</text:p>
        </text:list-item>
        <text:list-item>
          <text:p text:style-name="P141">XML is used to exchange data between application.</text:p>
        </text:list-item>
        <text:list-item>
          <text:p text:style-name="P141">XML represents data in tags format</text:p>
        </text:list-item>
        <text:list-item>
          <text:p text:style-name="P141">Every element contains open tag and close tag</text:p>
          <text:list>
            <text:list-item>
              <text:p text:style-name="P141">&lt;id&gt;101&lt;id&gt; &lt;name&gt;Ashok&lt;/name&gt;</text:p>
            </text:list-item>
          </text:list>
        </text:list-item>
        <text:list-item>
          <text:p text:style-name="P141">In xml we can use 2 types of <text:span text:style-name="T13">elements</text:span></text:p>
          <text:list>
            <text:list-item>
              <text:p text:style-name="P142">Simple element</text:p>
            </text:list-item>
            <text:list-item>
              <text:p text:style-name="P142">Compound element</text:p>
            </text:list-item>
          </text:list>
        </text:list-item>
        <text:list-item>
          <text:p text:style-name="P143">the element which represents data directley is called as simple element</text:p>
          <text:list>
            <text:list-item>
              <text:p text:style-name="P143">&lt;id&gt;101&lt;/id&gt;</text:p>
            </text:list-item>
          </text:list>
        </text:list-item>
        <text:list-item>
          <text:p text:style-name="P143">the element which represents child element is called as component element</text:p>
          <text:list>
            <text:list-item>
              <text:p text:style-name="P143">&lt;person&gt;&lt;fname&gt;manonmani&lt;/fname&gt; &lt;lname&gt;pandukumar&lt;/lname&gt;&lt;/person&gt;</text:p>
            </text:list-item>
          </text:list>
        </text:list-item>
      </text:list>
      <text:p text:style-name="P144">JAX-B API</text:p>
      <text:list xml:id="list2900427342" text:style-name="L59">
        <text:list-item>
          <text:p text:style-name="P145">JAX-B stands for Java Architecture for XML binding </text:p>
        </text:list-item>
        <text:list-item>
          <text:p text:style-name="P146">Using JAX-B Api we can convert xml data to java object and java object to xml data.</text:p>
          <text:list>
            <text:list-item>
              <text:p text:style-name="P147">Marshelling – convert java object to xml data</text:p>
            </text:list-item>
            <text:list-item>
              <text:p text:style-name="P147">Un -Marshelling – convert xml data to java object</text:p>
            </text:list-item>
            <text:list-item>
              <text:p text:style-name="P147"/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17:22:08.324418483</meta:creation-date>
    <dc:date>2025-04-30T21:17:15.043999964</dc:date>
    <meta:editing-duration>PT21H23M3S</meta:editing-duration>
    <meta:editing-cycles>133</meta:editing-cycles>
    <meta:generator>LibreOffice/7.3.7.2$Linux_X86_64 LibreOffice_project/30$Build-2</meta:generator>
    <meta:document-statistic meta:table-count="0" meta:image-count="0" meta:object-count="0" meta:page-count="11" meta:paragraph-count="465" meta:word-count="3856" meta:character-count="24380" meta:non-whitespace-character-count="21260"/>
  </office:meta>
</office:document-meta>
</file>